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impact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paragraph-properties fo:margin-top="0cm" fo:margin-bottom="0.499cm" style:contextual-spacing="false" style:line-height-at-least="0.635cm"/>
    </style:style>
    <style:style style:name="P3" style:family="paragraph" style:parent-style-name="Standard">
      <style:paragraph-properties style:line-height-at-least="0.635cm"/>
      <style:text-properties fo:color="#000000" loext:opacity="100%" style:font-name="Consolas" fo:font-size="13.5pt" fo:font-weight="normal" fo:background-color="#ffffff"/>
    </style:style>
    <style:style style:name="P4" style:family="paragraph" style:parent-style-name="Standard">
      <style:paragraph-properties style:line-height-at-least="0.635cm"/>
      <style:text-properties fo:color="#000000" loext:opacity="100%" style:font-name="Consolas" fo:font-size="7pt" fo:font-weight="normal" officeooo:rsid="00165c37" fo:background-color="#ffffff" style:font-size-asian="7pt" style:font-size-complex="7pt"/>
    </style:style>
    <style:style style:name="P5" style:family="paragraph" style:parent-style-name="Standard">
      <style:paragraph-properties style:line-height-at-least="0.635cm"/>
      <style:text-properties fo:color="#000000" loext:opacity="100%" style:font-name="Consolas" fo:font-size="7pt" fo:font-weight="normal" fo:background-color="#ffffff" style:font-size-asian="7pt" style:font-size-complex="7pt"/>
    </style:style>
    <style:style style:name="P6" style:family="paragraph" style:parent-style-name="Standard">
      <style:paragraph-properties style:line-height-at-least="0.635cm"/>
      <style:text-properties fo:color="#000000" loext:opacity="100%" fo:background-color="#ffffff"/>
    </style:style>
    <style:style style:name="P7" style:family="paragraph" style:parent-style-name="Standard">
      <style:paragraph-properties style:line-height-at-least="0.635cm"/>
      <style:text-properties fo:color="#000000" loext:opacity="100%" fo:font-size="7pt" fo:background-color="#ffffff" style:font-size-asian="7pt" style:font-size-complex="7pt"/>
    </style:style>
    <style:style style:name="P8" style:family="paragraph" style:parent-style-name="Standard">
      <style:paragraph-properties style:line-height-at-least="0.635cm"/>
      <style:text-properties fo:color="#a31515" loext:opacity="100%" fo:background-color="#ffffff"/>
    </style:style>
    <style:style style:name="P9" style:family="paragraph" style:parent-style-name="Standard">
      <style:paragraph-properties style:line-height-at-least="0.635cm"/>
      <style:text-properties fo:color="#a31515" loext:opacity="100%" fo:font-size="7pt" fo:background-color="#ffffff" style:font-size-asian="7pt" style:font-size-complex="7pt"/>
    </style:style>
    <style:style style:name="P10" style:family="paragraph" style:parent-style-name="Standard">
      <style:paragraph-properties style:line-height-at-least="0.635cm"/>
      <style:text-properties fo:font-size="7pt" style:font-size-asian="7pt" style:font-size-complex="7pt"/>
    </style:style>
    <style:style style:name="P11" style:family="paragraph" style:parent-style-name="Standard">
      <style:paragraph-properties fo:margin-top="0cm" fo:margin-bottom="0.499cm" style:contextual-spacing="false" style:line-height-at-least="0.635cm"/>
      <style:text-properties fo:font-size="7pt" style:font-size-asian="7pt" style:font-size-complex="7pt"/>
    </style:style>
    <style:style style:name="P12" style:family="paragraph" style:parent-style-name="Standard">
      <style:paragraph-properties style:line-height-at-least="0.635cm"/>
      <style:text-properties fo:font-size="7pt" officeooo:rsid="00165c37" style:font-size-asian="7pt" style:font-size-complex="7pt"/>
    </style:style>
    <style:style style:name="T1" style:family="text">
      <style:text-properties style:font-name="Consolas" fo:font-size="13.5pt" fo:font-weight="normal"/>
    </style:style>
    <style:style style:name="T2" style:family="text">
      <style:text-properties style:font-name="Consolas" fo:font-weight="normal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style:font-name="Consolas" fo:font-size="13.5pt" fo:font-weight="normal"/>
    </style:style>
    <style:style style:name="T5" style:family="text">
      <style:text-properties fo:color="#0000ff" loext:opacity="100%" style:font-name="Consolas" fo:font-weight="normal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style:font-name="Consolas" fo:font-size="13.5pt" fo:font-weight="normal"/>
    </style:style>
    <style:style style:name="T8" style:family="text">
      <style:text-properties fo:color="#008000" loext:opacity="100%" style:font-name="Consolas" fo:font-weight="normal"/>
    </style:style>
    <style:style style:name="T9" style:family="text">
      <style:text-properties fo:color="#a31515" loext:opacity="100%" style:font-name="Consolas" fo:font-size="13.5pt" fo:font-weight="normal"/>
    </style:style>
    <style:style style:name="T10" style:family="text">
      <style:text-properties fo:color="#a31515" loext:opacity="100%" style:font-name="Consolas" fo:font-weight="normal"/>
    </style:style>
    <style:style style:name="T11" style:family="text">
      <style:text-properties fo:color="#098658" loext:opacity="100%" style:font-name="Consolas" fo:font-size="13.5pt" fo:font-weight="normal"/>
    </style:style>
    <style:style style:name="T12" style:family="text">
      <style:text-properties fo:color="#098658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import</text:span> math <text:span text:style-name="T6"># Import the math module</text:span></text:p>
      <text:p text:style-name="P5"><text:span text:style-name="T3">import</text:span> pygame <text:span text:style-name="T6"># Import the pygame module</text:span></text:p>
      <text:p text:style-name="P5"><text:span text:style-name="T3">import</text:span> random <text:span text:style-name="T6"># Import the random module</text:span></text:p>
      <text:p text:style-name="P10"/>
      <text:p text:style-name="P5"><text:span text:style-name="T3">class</text:span> Projectile: <text:span text:style-name="T6"># Projectile class</text:span></text:p>
      <text:p text:style-name="P7">    <text:span text:style-name="T10">"""</text:span></text:p>
      <text:p text:style-name="P9">    <text:span text:style-name="T2">A class to simulate the flight of a projectile.</text:span></text:p>
      <text:p text:style-name="P9">    <text:span text:style-name="T2">"""</text:span></text:p>
      <text:p text:style-name="P7">    <text:span text:style-name="T5">def</text:span><text:span text:style-name="T2"> __init__(self, x0, y0, vx0, vy0, mass, Cd, B2, gravity):</text:span></text:p>
      <text:p text:style-name="P7">        <text:span text:style-name="T10">"""</text:span></text:p>
      <text:p text:style-name="P9">        <text:span text:style-name="T2">Initialize the projectile with its initial position, velocity, mass, drag</text:span></text:p>
      <text:p text:style-name="P9">        <text:span text:style-name="T2">coefficient, and the constant for air resistance.</text:span></text:p>
      <text:p text:style-name="P9">        <text:span text:style-name="T2">"""</text:span></text:p>
      <text:p text:style-name="P7">        <text:span text:style-name="T5">self</text:span><text:span text:style-name="T2">.x = x0 </text:span><text:span text:style-name="T8"># Initial x-position</text:span></text:p>
      <text:p text:style-name="P7">        <text:span text:style-name="T5">self</text:span><text:span text:style-name="T2">.y = y0 </text:span><text:span text:style-name="T8"># Initial y-position</text:span></text:p>
      <text:p text:style-name="P7">        <text:span text:style-name="T5">self</text:span><text:span text:style-name="T2">.vx = vx0 </text:span><text:span text:style-name="T8"># Initial x-velocity</text:span></text:p>
      <text:p text:style-name="P7">        <text:span text:style-name="T5">self</text:span><text:span text:style-name="T2">.vy = vy0 </text:span><text:span text:style-name="T8"># Initial y-velocity</text:span></text:p>
      <text:p text:style-name="P7">        <text:span text:style-name="T5">self</text:span><text:span text:style-name="T2">.m = mass </text:span><text:span text:style-name="T8"># Mass of the projectile</text:span></text:p>
      <text:p text:style-name="P7">        <text:span text:style-name="T5">self</text:span><text:span text:style-name="T2">.Cd = Cd </text:span><text:span text:style-name="T8"># Drag coefficient</text:span></text:p>
      <text:p text:style-name="P7">        <text:span text:style-name="T5">self</text:span><text:span text:style-name="T2">.B2 = B2 </text:span><text:span text:style-name="T8"># Constant for air resistance</text:span></text:p>
      <text:p text:style-name="P7">        <text:span text:style-name="T5">self</text:span><text:span text:style-name="T2">.gravity = gravity </text:span><text:span text:style-name="T8"># Acceleration due to gravity</text:span></text:p>
      <text:p text:style-name="P7">        <text:span text:style-name="T5">self</text:span><text:span text:style-name="T2">.max_vel = </text:span><text:span text:style-name="T12">100</text:span><text:span text:style-name="T2"> </text:span><text:span text:style-name="T8"># Maximum velocity of the projectile</text:span></text:p>
      <text:p text:style-name="P7">        <text:span text:style-name="T5">self</text:span><text:span text:style-name="T2">.wind_speed = </text:span><text:span text:style-name="T12">0</text:span><text:span text:style-name="T2"> </text:span><text:span text:style-name="T8"># Wind speed in m/s</text:span></text:p>
      <text:p text:style-name="P7">        <text:span text:style-name="T5">self</text:span><text:span text:style-name="T2">.wind_angle = </text:span><text:span text:style-name="T12">0</text:span><text:span text:style-name="T2"> </text:span><text:span text:style-name="T8"># Wind direction in degrees</text:span></text:p>
      <text:p text:style-name="P7">        <text:span text:style-name="T5">self</text:span><text:span text:style-name="T2">.wind_x = </text:span><text:span text:style-name="T12">0</text:span><text:span text:style-name="T2"> </text:span><text:span text:style-name="T8"># Wind speed in m/s (x-component)</text:span></text:p>
      <text:p text:style-name="P7">        <text:span text:style-name="T5">self</text:span><text:span text:style-name="T2">.wind_y = </text:span><text:span text:style-name="T12">0</text:span><text:span text:style-name="T2"> </text:span><text:span text:style-name="T8"># Wind speed in m/s (y-component)</text:span></text:p>
      <text:p text:style-name="P7">        <text:span text:style-name="T5">self</text:span><text:span text:style-name="T2">.hit_target = </text:span><text:span text:style-name="T5">False</text:span><text:span text:style-name="T2"> </text:span><text:span text:style-name="T8"># A boolean variable to indicate if the projectile has hit the target</text:span></text:p>
      <text:p text:style-name="P7">        <text:span text:style-name="T5">self</text:span><text:span text:style-name="T2">.distance_traveled = </text:span><text:span text:style-name="T12">0</text:span><text:span text:style-name="T2"> </text:span><text:span text:style-name="T8"># The distance traveled by the </text:span></text:p>
      <text:p text:style-name="P7">        <text:span text:style-name="T5">self</text:span><text:span text:style-name="T2">.distance_traveled_x = </text:span><text:span text:style-name="T12">0</text:span><text:span text:style-name="T2"> </text:span><text:span text:style-name="T8"># The distance traveled by the projectile in the x-direction</text:span></text:p>
      <text:p text:style-name="P7">        <text:span text:style-name="T5">self</text:span><text:span text:style-name="T2">.distance_traveled_y = </text:span><text:span text:style-name="T12">0</text:span><text:span text:style-name="T2"> </text:span><text:span text:style-name="T8"># The distance traveled by the projectile in the y-direction</text:span></text:p>
      <text:p text:style-name="P10"/>
      <text:p text:style-name="P7">        <text:span text:style-name="T8"># Initialize the list of points in the projectile's trajectory</text:span></text:p>
      <text:p text:style-name="P7">        <text:span text:style-name="T5">self</text:span><text:span text:style-name="T2">.trajectory = [] </text:span><text:span text:style-name="T8"># A list of points that follow the projectile path</text:span></text:p>
      <text:p text:style-name="P10"/>
      <text:p text:style-name="P7">        <text:span text:style-name="T8"># Set the time step</text:span></text:p>
      <text:p text:style-name="P7">        <text:span text:style-name="T5">self</text:span><text:span text:style-name="T2">.dt = </text:span><text:span text:style-name="T12">0.1</text:span><text:span text:style-name="T2"> </text:span><text:span text:style-name="T8"># Time step is how often the position of the projectile is updated in the simulation (not the same as the frame rate)</text:span></text:p>
      <text:p text:style-name="P10"/>
      <text:p text:style-name="P7">        <text:span text:style-name="T8"># Initialize the air resistance force using the drag formula</text:span></text:p>
      <text:p text:style-name="P7">        <text:span text:style-name="T5">self</text:span><text:span text:style-name="T2">.Fx = -</text:span><text:span text:style-name="T12">0.5</text:span><text:span text:style-name="T2"> * Cd * B2 * vx0 * math.sqrt(vx0**</text:span><text:span text:style-name="T12">2</text:span><text:span text:style-name="T2"> + vy0**</text:span><text:span text:style-name="T12">2</text:span><text:span text:style-name="T2">) </text:span><text:span text:style-name="T8"># The x-component of the air resistance force</text:span></text:p>
      <text:p text:style-name="P7"><text:soft-page-break/>        <text:span text:style-name="T5">self</text:span><text:span text:style-name="T2">.Fy = -</text:span><text:span text:style-name="T12">0.5</text:span><text:span text:style-name="T2"> * Cd * B2 * vy0 * math.sqrt(vx0**</text:span><text:span text:style-name="T12">2</text:span><text:span text:style-name="T2"> + vy0**</text:span><text:span text:style-name="T12">2</text:span><text:span text:style-name="T2">) </text:span><text:span text:style-name="T8"># The y-component of the air resistance force</text:span></text:p>
      <text:p text:style-name="P10"/>
      <text:p text:style-name="P7">        <text:span text:style-name="T8"># Initialize the acceleration of the projectile</text:span></text:p>
      <text:p text:style-name="P7">        <text:span text:style-name="T5">self</text:span><text:span text:style-name="T2">.ax = </text:span><text:span text:style-name="T5">self</text:span><text:span text:style-name="T2">.Fx / </text:span><text:span text:style-name="T5">self</text:span><text:span text:style-name="T2">.m </text:span><text:span text:style-name="T8"># The x-component of the acceleration of the projectile</text:span></text:p>
      <text:p text:style-name="P7">        <text:span text:style-name="T5">self</text:span><text:span text:style-name="T2">.ay = </text:span><text:span text:style-name="T5">self</text:span><text:span text:style-name="T2">.Fy / </text:span><text:span text:style-name="T5">self</text:span><text:span text:style-name="T2">.m </text:span><text:span text:style-name="T8"># The y-component of the acceleration of the projectile</text:span></text:p>
      <text:p text:style-name="P10"/>
      <text:p text:style-name="P7">        <text:span text:style-name="T8"># Initialize the lists of positions</text:span></text:p>
      <text:p text:style-name="P7">        <text:span text:style-name="T5">self</text:span><text:span text:style-name="T2">.xs = [</text:span><text:span text:style-name="T5">self</text:span><text:span text:style-name="T2">.x] </text:span><text:span text:style-name="T8"># A list of the x-positions of the projectile</text:span></text:p>
      <text:p text:style-name="P7">        <text:span text:style-name="T5">self</text:span><text:span text:style-name="T2">.ys = [</text:span><text:span text:style-name="T5">self</text:span><text:span text:style-name="T2">.y] </text:span><text:span text:style-name="T8"># A list of the y-positions of the projectile</text:span></text:p>
      <text:p text:style-name="P10"/>
      <text:p text:style-name="P7">    <text:span text:style-name="T5">def</text:span><text:span text:style-name="T2"> set_wind(self, wind_speed, wind_angle):</text:span></text:p>
      <text:p text:style-name="P7">        <text:span text:style-name="T10">"""</text:span></text:p>
      <text:p text:style-name="P9">        <text:span text:style-name="T2">A method to set the wind speed and direction.</text:span></text:p>
      <text:p text:style-name="P9">        <text:span text:style-name="T2">"""</text:span></text:p>
      <text:p text:style-name="P7">        <text:span text:style-name="T5">self</text:span><text:span text:style-name="T2">.wind_speed = wind_speed</text:span></text:p>
      <text:p text:style-name="P7">        <text:span text:style-name="T5">self</text:span><text:span text:style-name="T2">.wind_angle = wind_angle</text:span></text:p>
      <text:p text:style-name="P7">        <text:span text:style-name="T5">self</text:span><text:span text:style-name="T2">.wind_x = </text:span><text:span text:style-name="T5">self</text:span><text:span text:style-name="T2">.wind_speed * math.cos(math.radians(</text:span><text:span text:style-name="T5">self</text:span><text:span text:style-name="T2">.wind_angle))</text:span></text:p>
      <text:p text:style-name="P7">        <text:span text:style-name="T5">self</text:span><text:span text:style-name="T2">.wind_y = </text:span><text:span text:style-name="T5">self</text:span><text:span text:style-name="T2">.wind_speed * math.sin(math.radians(</text:span><text:span text:style-name="T5">self</text:span><text:span text:style-name="T2">.wind_angle))</text:span></text:p>
      <text:p text:style-name="P7">    </text:p>
      <text:p text:style-name="P7">    <text:span text:style-name="T5">def</text:span><text:span text:style-name="T2"> set_position(self, x, y):</text:span></text:p>
      <text:p text:style-name="P7">        <text:span text:style-name="T10">"""</text:span></text:p>
      <text:p text:style-name="P9">        <text:span text:style-name="T2">A method to set the position of the projectile.</text:span></text:p>
      <text:p text:style-name="P9">        <text:span text:style-name="T2">"""</text:span></text:p>
      <text:p text:style-name="P7">        <text:span text:style-name="T5">self</text:span><text:span text:style-name="T2">.x = x </text:span><text:span text:style-name="T8"># Set the x-position of the projectile to the value of the parameter x</text:span></text:p>
      <text:p text:style-name="P7">        <text:span text:style-name="T5">self</text:span><text:span text:style-name="T2">.y = y </text:span><text:span text:style-name="T8"># Set the y-position of the projectile to the value of the parameter y</text:span></text:p>
      <text:p text:style-name="P10"/>
      <text:p text:style-name="P7">    <text:span text:style-name="T5">def</text:span><text:span text:style-name="T2"> update_position(self):</text:span></text:p>
      <text:p text:style-name="P7">        <text:span text:style-name="T8"># Calculate the air resistance force</text:span></text:p>
      <text:p text:style-name="P7">        <text:span text:style-name="T5">self</text:span><text:span text:style-name="T2">.Fx = -</text:span><text:span text:style-name="T12">0.5</text:span><text:span text:style-name="T2"> * </text:span><text:span text:style-name="T5">self</text:span><text:span text:style-name="T2">.Cd * </text:span><text:span text:style-name="T5">self</text:span><text:span text:style-name="T2">.B2 * </text:span><text:span text:style-name="T5">self</text:span><text:span text:style-name="T2">.vx * </text:span><text:span text:style-name="T5">self</text:span><text:span text:style-name="T2">.vx </text:span><text:span text:style-name="T8"># A calculation of the x-component of the air resistance force</text:span></text:p>
      <text:p text:style-name="P7">        <text:span text:style-name="T5">self</text:span><text:span text:style-name="T2">.Fy = -</text:span><text:span text:style-name="T12">0.5</text:span><text:span text:style-name="T2"> * </text:span><text:span text:style-name="T5">self</text:span><text:span text:style-name="T2">.Cd * </text:span><text:span text:style-name="T5">self</text:span><text:span text:style-name="T2">.B2 * </text:span><text:span text:style-name="T5">self</text:span><text:span text:style-name="T2">.vy * </text:span><text:span text:style-name="T5">self</text:span><text:span text:style-name="T2">.vy + </text:span><text:span text:style-name="T5">self</text:span><text:span text:style-name="T2">.gravity  </text:span><text:span text:style-name="T8"># Reverse the sign of the y-component of the velocity so that the y-axis points up and is displayed correctly on the screen</text:span></text:p>
      <text:p text:style-name="P10"/>
      <text:p text:style-name="P7">        <text:span text:style-name="T8">#Add wind speed to the air resistance force</text:span></text:p>
      <text:p text:style-name="P7">        <text:span text:style-name="T5">self</text:span><text:span text:style-name="T2">.Fx = </text:span><text:span text:style-name="T5">self</text:span><text:span text:style-name="T2">.Fx + </text:span><text:span text:style-name="T5">self</text:span><text:span text:style-name="T2">.wind_x</text:span></text:p>
      <text:p text:style-name="P7">        <text:span text:style-name="T5">self</text:span><text:span text:style-name="T2">.Fy = </text:span><text:span text:style-name="T5">self</text:span><text:span text:style-name="T2">.Fy - </text:span><text:span text:style-name="T5">self</text:span><text:span text:style-name="T2">.wind_y</text:span></text:p>
      <text:p text:style-name="P10"/>
      <text:p text:style-name="P7">        <text:span text:style-name="T8"># Calculate the acceleration of the projectile</text:span></text:p>
      <text:p text:style-name="P7">        <text:span text:style-name="T5">self</text:span><text:span text:style-name="T2">.ax = </text:span><text:span text:style-name="T5">self</text:span><text:span text:style-name="T2">.Fx / </text:span><text:span text:style-name="T5">self</text:span><text:span text:style-name="T2">.m </text:span><text:span text:style-name="T8"># A calculation of the x-component of the acceleration of the projectile</text:span></text:p>
      <text:p text:style-name="P7">        <text:span text:style-name="T5">self</text:span><text:span text:style-name="T2">.ay = </text:span><text:span text:style-name="T5">self</text:span><text:span text:style-name="T2">.Fy / </text:span><text:span text:style-name="T5">self</text:span><text:span text:style-name="T2">.m </text:span><text:span text:style-name="T8"># A calculation of the y-component of the acceleration of the projectile</text:span></text:p>
      <text:p text:style-name="P10"/>
      <text:p text:style-name="P7"><text:soft-page-break/>        <text:span text:style-name="T8"># Update the position and velocity of the projectile</text:span></text:p>
      <text:p text:style-name="P7">        <text:span text:style-name="T5">self</text:span><text:span text:style-name="T2">.x = </text:span><text:span text:style-name="T5">self</text:span><text:span text:style-name="T2">.x + </text:span><text:span text:style-name="T5">self</text:span><text:span text:style-name="T2">.vx * </text:span><text:span text:style-name="T5">self</text:span><text:span text:style-name="T2">.dt </text:span><text:span text:style-name="T8"># A calculation of the new x-position of the projectile</text:span></text:p>
      <text:p text:style-name="P7">        <text:span text:style-name="T5">self</text:span><text:span text:style-name="T2">.y = </text:span><text:span text:style-name="T5">self</text:span><text:span text:style-name="T2">.y - </text:span><text:span text:style-name="T5">self</text:span><text:span text:style-name="T2">.vy * </text:span><text:span text:style-name="T5">self</text:span><text:span text:style-name="T2">.dt </text:span><text:span text:style-name="T8"># Reverse the sign of the y-coordinate (same reason as above)</text:span></text:p>
      <text:p text:style-name="P7">        <text:span text:style-name="T5">self</text:span><text:span text:style-name="T2">.vx = </text:span><text:span text:style-name="T5">self</text:span><text:span text:style-name="T2">.vx + </text:span><text:span text:style-name="T5">self</text:span><text:span text:style-name="T2">.ax * </text:span><text:span text:style-name="T5">self</text:span><text:span text:style-name="T2">.dt </text:span><text:span text:style-name="T8"># A calculation of the new x-velocity of the projectile</text:span></text:p>
      <text:p text:style-name="P7">        <text:span text:style-name="T5">self</text:span><text:span text:style-name="T2">.vy = </text:span><text:span text:style-name="T5">self</text:span><text:span text:style-name="T2">.vy - </text:span><text:span text:style-name="T5">self</text:span><text:span text:style-name="T2">.ay * </text:span><text:span text:style-name="T5">self</text:span><text:span text:style-name="T2">.dt  </text:span><text:span text:style-name="T8"># Reverse the sign of the y-velocity (same reason as above)</text:span></text:p>
      <text:p text:style-name="P10"/>
      <text:p text:style-name="P7">        <text:span text:style-name="T8"># Add the new position of the projectile to the list of positions</text:span></text:p>
      <text:p text:style-name="P7">        <text:span text:style-name="T5">self</text:span><text:span text:style-name="T2">.xs.append(</text:span><text:span text:style-name="T5">self</text:span><text:span text:style-name="T2">.x) </text:span><text:span text:style-name="T8"># Add the new x-position of the projectile to the list of x-positions</text:span></text:p>
      <text:p text:style-name="P7">        <text:span text:style-name="T5">self</text:span><text:span text:style-name="T2">.ys.append(</text:span><text:span text:style-name="T5">self</text:span><text:span text:style-name="T2">.y) </text:span><text:span text:style-name="T8"># Add the new y-position of the projectile to the list of y-positions</text:span></text:p>
      <text:p text:style-name="P7">        <text:span text:style-name="T8"># Add the current position of the projectile to the list of points in its trajectory</text:span></text:p>
      <text:p text:style-name="P7">        <text:span text:style-name="T5">self</text:span><text:span text:style-name="T2">.trajectory.append((</text:span><text:span text:style-name="T5">self</text:span><text:span text:style-name="T2">.x, </text:span><text:span text:style-name="T5">self</text:span><text:span text:style-name="T2">.y)) </text:span><text:span text:style-name="T8"># Add the current position of the projectile to the list of points in its trajectory</text:span></text:p>
      <text:p text:style-name="P7">        <text:span text:style-name="T8"># Update the distance traveled by the projectile</text:span></text:p>
      <text:p text:style-name="P7">        <text:span text:style-name="T5">self</text:span><text:span text:style-name="T2">.distance_traveled = </text:span><text:span text:style-name="T5">self</text:span><text:span text:style-name="T2">.distance_traveled + math.sqrt((</text:span><text:span text:style-name="T5">self</text:span><text:span text:style-name="T2">.xs[-</text:span><text:span text:style-name="T12">1</text:span><text:span text:style-name="T2">] - </text:span><text:span text:style-name="T5">self</text:span><text:span text:style-name="T2">.xs[-</text:span><text:span text:style-name="T12">2</text:span><text:span text:style-name="T2">])**</text:span><text:span text:style-name="T12">2</text:span><text:span text:style-name="T2"> + (</text:span><text:span text:style-name="T5">self</text:span><text:span text:style-name="T2">.ys[-</text:span><text:span text:style-name="T12">1</text:span><text:span text:style-name="T2">] - </text:span><text:span text:style-name="T5">self</text:span><text:span text:style-name="T2">.ys[-</text:span><text:span text:style-name="T12">2</text:span><text:span text:style-name="T2">])**</text:span><text:span text:style-name="T12">2</text:span><text:span text:style-name="T2">) </text:span><text:span text:style-name="T8"># Update the distance traveled by the projectile</text:span></text:p>
      <text:p text:style-name="P7">        <text:span text:style-name="T5">self</text:span><text:span text:style-name="T2">.distance_traveled_x = </text:span><text:span text:style-name="T5">self</text:span><text:span text:style-name="T2">.distance_traveled_x + math.sqrt((</text:span><text:span text:style-name="T5">self</text:span><text:span text:style-name="T2">.xs[-</text:span><text:span text:style-name="T12">1</text:span><text:span text:style-name="T2">] - </text:span><text:span text:style-name="T5">self</text:span><text:span text:style-name="T2">.xs[-</text:span><text:span text:style-name="T12">2</text:span><text:span text:style-name="T2">])**</text:span><text:span text:style-name="T12">2</text:span><text:span text:style-name="T2">) </text:span><text:span text:style-name="T8"># Update the distance traveled by the projectile in the x-direction</text:span></text:p>
      <text:p text:style-name="P7">        <text:span text:style-name="T5">self</text:span><text:span text:style-name="T2">.distance_traveled_y = </text:span><text:span text:style-name="T5">self</text:span><text:span text:style-name="T2">.distance_traveled_y + math.sqrt((</text:span><text:span text:style-name="T5">self</text:span><text:span text:style-name="T2">.ys[-</text:span><text:span text:style-name="T12">1</text:span><text:span text:style-name="T2">] - </text:span><text:span text:style-name="T5">self</text:span><text:span text:style-name="T2">.ys[-</text:span><text:span text:style-name="T12">2</text:span><text:span text:style-name="T2">])**</text:span><text:span text:style-name="T12">2</text:span><text:span text:style-name="T2">) </text:span><text:span text:style-name="T8"># Update the distance traveled by the projectile in the y-direction</text:span></text:p>
      <text:p text:style-name="P10"/>
      <text:p text:style-name="P7">    <text:span text:style-name="T5">def</text:span><text:span text:style-name="T2"> set_vx_vy(self, vx, vy):</text:span></text:p>
      <text:p text:style-name="P7">        <text:span text:style-name="T10">"""</text:span></text:p>
      <text:p text:style-name="P9">        <text:span text:style-name="T2">A method to set the velocity of the projectile while ensuring that the velocity does not exceed the maximum velocity.</text:span></text:p>
      <text:p text:style-name="P9">        <text:span text:style-name="T2">"""</text:span></text:p>
      <text:p text:style-name="P7">        <text:span text:style-name="T5">if</text:span><text:span text:style-name="T2"> vx &gt; </text:span><text:span text:style-name="T5">self</text:span><text:span text:style-name="T2">.max_vel:</text:span></text:p>
      <text:p text:style-name="P7">            <text:span text:style-name="T5">self</text:span><text:span text:style-name="T2">.vx = </text:span><text:span text:style-name="T5">self</text:span><text:span text:style-name="T2">.max_vel</text:span></text:p>
      <text:p text:style-name="P7">        <text:span text:style-name="T5">elif</text:span><text:span text:style-name="T2"> vx &lt; -</text:span><text:span text:style-name="T5">self</text:span><text:span text:style-name="T2">.max_vel:</text:span></text:p>
      <text:p text:style-name="P7">            <text:span text:style-name="T5">self</text:span><text:span text:style-name="T2">.vx = -</text:span><text:span text:style-name="T5">self</text:span><text:span text:style-name="T2">.max_vel</text:span></text:p>
      <text:p text:style-name="P7">        <text:span text:style-name="T5">else</text:span><text:span text:style-name="T2">:</text:span></text:p>
      <text:p text:style-name="P7">            <text:span text:style-name="T5">self</text:span><text:span text:style-name="T2">.vx = vx</text:span></text:p>
      <text:p text:style-name="P7">        <text:span text:style-name="T5">if</text:span><text:span text:style-name="T2"> vy &gt; </text:span><text:span text:style-name="T5">self</text:span><text:span text:style-name="T2">.max_vel:</text:span></text:p>
      <text:p text:style-name="P7">            <text:span text:style-name="T5">self</text:span><text:span text:style-name="T2">.vy = </text:span><text:span text:style-name="T5">self</text:span><text:span text:style-name="T2">.max_vel</text:span></text:p>
      <text:p text:style-name="P7">        <text:span text:style-name="T5">elif</text:span><text:span text:style-name="T2"> vy &lt; -</text:span><text:span text:style-name="T5">self</text:span><text:span text:style-name="T2">.max_vel:</text:span></text:p>
      <text:p text:style-name="P7">            <text:span text:style-name="T5">self</text:span><text:span text:style-name="T2">.vy = -</text:span><text:span text:style-name="T5">self</text:span><text:span text:style-name="T2">.max_vel</text:span></text:p>
      <text:p text:style-name="P7">        <text:span text:style-name="T5">else</text:span><text:span text:style-name="T2">:</text:span></text:p>
      <text:p text:style-name="P7">            <text:span text:style-name="T5">self</text:span><text:span text:style-name="T2">.vy = vy</text:span></text:p>
      <text:p text:style-name="P10"/>
      <text:p text:style-name="P7">    <text:span text:style-name="T5">def</text:span><text:span text:style-name="T2"> get_position(self):</text:span></text:p>
      <text:p text:style-name="P7">        <text:span text:style-name="T10">"""</text:span></text:p>
      <text:p text:style-name="P9">        <text:span text:style-name="T2">A method to return the current position of the projectile.</text:span></text:p>
      <text:p text:style-name="P9"><text:soft-page-break/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x, </text:span><text:span text:style-name="T5">self</text:span><text:span text:style-name="T2">.y </text:span><text:span text:style-name="T8"># Return the current position of the projectile as a tuple</text:span></text:p>
      <text:p text:style-name="P10"/>
      <text:p text:style-name="P7">    <text:span text:style-name="T5">def</text:span><text:span text:style-name="T2"> get_velocity(self):</text:span></text:p>
      <text:p text:style-name="P7">        <text:span text:style-name="T10">"""</text:span></text:p>
      <text:p text:style-name="P9">        <text:span text:style-name="T2">A method to return the current velocity of the projectile.</text:span></text:p>
      <text:p text:style-name="P9"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vx, </text:span><text:span text:style-name="T5">self</text:span><text:span text:style-name="T2">.vy </text:span><text:span text:style-name="T8"># Return the current velocity of the projectile as a tuple</text:span></text:p>
      <text:p text:style-name="P10"/>
      <text:p text:style-name="P5"><text:span text:style-name="T3">class</text:span> Goal:</text:p>
      <text:p text:style-name="P7">    <text:span text:style-name="T10">"""</text:span></text:p>
      <text:p text:style-name="P9">    <text:span text:style-name="T2">A class to represent the goal.</text:span></text:p>
      <text:p text:style-name="P9">    <text:span text:style-name="T2">"""</text:span></text:p>
      <text:p text:style-name="P7">    <text:span text:style-name="T5">def</text:span><text:span text:style-name="T2"> __init__(self, x, y, width, height):</text:span></text:p>
      <text:p text:style-name="P7">        <text:span text:style-name="T10">"""</text:span></text:p>
      <text:p text:style-name="P9">        <text:span text:style-name="T2">Initialize the goal with its position and size.</text:span></text:p>
      <text:p text:style-name="P9">        <text:span text:style-name="T2">"""</text:span></text:p>
      <text:p text:style-name="P7">        <text:span text:style-name="T5">self</text:span><text:span text:style-name="T2">.x = x </text:span><text:span text:style-name="T8"># Set the x-position of the goal to the value of the parameter x</text:span></text:p>
      <text:p text:style-name="P7">        <text:span text:style-name="T5">self</text:span><text:span text:style-name="T2">.y = y </text:span><text:span text:style-name="T8"># Set the y-position of the goal to the value of the parameter y</text:span></text:p>
      <text:p text:style-name="P7">        <text:span text:style-name="T5">self</text:span><text:span text:style-name="T2">.width = width </text:span><text:span text:style-name="T8"># Set the width of the goal to the value of the parameter width</text:span></text:p>
      <text:p text:style-name="P7">        <text:span text:style-name="T5">self</text:span><text:span text:style-name="T2">.height = height </text:span><text:span text:style-name="T8"># Set the height of the goal to the value of the parameter height</text:span></text:p>
      <text:p text:style-name="P7">        <text:span text:style-name="T5">self</text:span><text:span text:style-name="T2">.colour = (</text:span><text:span text:style-name="T12">155</text:span><text:span text:style-name="T2">, </text:span><text:span text:style-name="T12">255</text:span><text:span text:style-name="T2">, </text:span><text:span text:style-name="T12">155</text:span><text:span text:style-name="T2">) </text:span><text:span text:style-name="T8"># Set the colour of the goal to a light green (pre defined colour and not a parameter)</text:span></text:p>
      <text:p text:style-name="P10"/>
      <text:p text:style-name="P7">    <text:span text:style-name="T5">def</text:span><text:span text:style-name="T2"> draw(self, screen):</text:span></text:p>
      <text:p text:style-name="P7">        <text:span text:style-name="T10">"""</text:span></text:p>
      <text:p text:style-name="P9">        <text:span text:style-name="T2">A method to draw the goal on the screen.</text:span></text:p>
      <text:p text:style-name="P9">        <text:span text:style-name="T2">"""</text:span></text:p>
      <text:p text:style-name="P7">        <text:span text:style-name="T2">pygame.draw.rect(screen, </text:span><text:span text:style-name="T5">self</text:span><text:span text:style-name="T2">.colour, (</text:span><text:span text:style-name="T5">self</text:span><text:span text:style-name="T2">.x, </text:span><text:span text:style-name="T5">self</text:span><text:span text:style-name="T2">.y, </text:span><text:span text:style-name="T5">self</text:span><text:span text:style-name="T2">.width, </text:span><text:span text:style-name="T5">self</text:span><text:span text:style-name="T2">.height)) </text:span><text:span text:style-name="T8"># Draw the goal on the screen as a rectangle with the colour, position, and size specified by the attributes of the goal object</text:span></text:p>
      <text:p text:style-name="P10"/>
      <text:p text:style-name="P7">    <text:span text:style-name="T5">def</text:span><text:span text:style-name="T2"> check_collision(self, projectile):</text:span></text:p>
      <text:p text:style-name="P7">        <text:span text:style-name="T10">"""</text:span></text:p>
      <text:p text:style-name="P9">        <text:span text:style-name="T2">A method to check if the projectile has collided with the goal.</text:span></text:p>
      <text:p text:style-name="P9">        <text:span text:style-name="T2">"""</text:span></text:p>
      <text:p text:style-name="P7">        <text:span text:style-name="T2">x, y = projectile.get_position() </text:span><text:span text:style-name="T8"># Get the position of the projectile</text:span></text:p>
      <text:p text:style-name="P7">        <text:span text:style-name="T5">if</text:span><text:span text:style-name="T2"> x &gt; </text:span><text:span text:style-name="T5">self</text:span><text:span text:style-name="T2">.x </text:span><text:span text:style-name="T5">and</text:span><text:span text:style-name="T2"> x &lt; </text:span><text:span text:style-name="T5">self</text:span><text:span text:style-name="T2">.x + </text:span><text:span text:style-name="T5">self</text:span><text:span text:style-name="T2">.width </text:span><text:span text:style-name="T5">and</text:span><text:span text:style-name="T2"> y &gt; </text:span><text:span text:style-name="T5">self</text:span><text:span text:style-name="T2">.y </text:span><text:span text:style-name="T5">and</text:span><text:span text:style-name="T2"> y &lt; </text:span><text:span text:style-name="T5">self</text:span><text:span text:style-name="T2">.y + </text:span><text:span text:style-name="T5">self</text:span><text:span text:style-name="T2">.height: </text:span><text:span text:style-name="T8"># Check if the x-position of the projectile is between the left and right sides of the goal and if the y-position of the projectile is between the top and bottom of the goal</text:span></text:p>
      <text:p text:style-name="P7">            <text:span text:style-name="T5">return</text:span><text:span text:style-name="T2"> </text:span><text:span text:style-name="T5">True</text:span><text:span text:style-name="T2"> </text:span><text:span text:style-name="T8"># Return True if the projectile has collided with the goal</text:span></text:p>
      <text:p text:style-name="P7">        <text:span text:style-name="T5">else</text:span><text:span text:style-name="T2">:</text:span></text:p>
      <text:p text:style-name="P7"><text:soft-page-break/>            <text:span text:style-name="T5">return</text:span><text:span text:style-name="T2"> </text:span><text:span text:style-name="T5">False</text:span><text:span text:style-name="T2"> </text:span><text:span text:style-name="T8"># Return False if the projectile has not collided with the goal</text:span></text:p>
      <text:p text:style-name="P10"/>
      <text:p text:style-name="P5"><text:span text:style-name="T3">class</text:span> Obstacle(Goal):</text:p>
      <text:p text:style-name="P7">    <text:span text:style-name="T10">"""</text:span></text:p>
      <text:p text:style-name="P9">    <text:span text:style-name="T2">A class to represent an obstacle that inherits from the Goal class.</text:span></text:p>
      <text:p text:style-name="P9">    <text:span text:style-name="T2">"""</text:span></text:p>
      <text:p text:style-name="P7">    <text:span text:style-name="T5">def</text:span><text:span text:style-name="T2"> __init__(self, x, y, width, height): </text:span><text:span text:style-name="T8"># The constructor of the Obstacle class</text:span></text:p>
      <text:p text:style-name="P7">        <text:span text:style-name="T10">"""</text:span></text:p>
      <text:p text:style-name="P9">        <text:span text:style-name="T2">Initialize the obstacle with its position and size.</text:span></text:p>
      <text:p text:style-name="P9">        <text:span text:style-name="T2">"""</text:span></text:p>
      <text:p text:style-name="P7">        <text:span text:style-name="T5">self</text:span><text:span text:style-name="T2">.collision_range = </text:span><text:span text:style-name="T12">50</text:span></text:p>
      <text:p text:style-name="P7">        <text:span text:style-name="T2">super().__init__(x, y, width, height) </text:span><text:span text:style-name="T8"># Call the constructor of the Goal class</text:span></text:p>
      <text:p text:style-name="P7">        <text:span text:style-name="T5">self</text:span><text:span text:style-name="T2">.colour = (</text:span><text:span text:style-name="T12">255</text:span><text:span text:style-name="T2">, </text:span><text:span text:style-name="T12">100</text:span><text:span text:style-name="T2">, </text:span><text:span text:style-name="T12">100</text:span><text:span text:style-name="T2">) </text:span><text:span text:style-name="T8"># Set the colour of the obstacle to a light red (pre defined colour and not a parameter)</text:span></text:p>
      <text:p text:style-name="P7">        <text:span text:style-name="T5">self</text:span><text:span text:style-name="T2">.bounceAbsorption = </text:span><text:span text:style-name="T12">0.7</text:span><text:span text:style-name="T2"> </text:span><text:span text:style-name="T8"># Set the absorption multiplier of the obstacle</text:span></text:p>
      <text:p text:style-name="P7">        <text:span text:style-name="T5">self</text:span><text:span text:style-name="T2">.friction = </text:span><text:span text:style-name="T12">0.05</text:span><text:span text:style-name="T2"> </text:span><text:span text:style-name="T8"># Set the friction multiplier of the obstacle</text:span></text:p>
      <text:p text:style-name="P7">    <text:span text:style-name="T5">def</text:span><text:span text:style-name="T2"> get_coordinates(self):</text:span></text:p>
      <text:p text:style-name="P10"/>
      <text:p text:style-name="P7">        <text:span text:style-name="T10">"""</text:span></text:p>
      <text:p text:style-name="P9">        <text:span text:style-name="T2">A method to return the coordinates of the obstacle.</text:span></text:p>
      <text:p text:style-name="P9"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x, </text:span><text:span text:style-name="T5">self</text:span><text:span text:style-name="T2">.y, </text:span><text:span text:style-name="T5">self</text:span><text:span text:style-name="T2">.x + </text:span><text:span text:style-name="T5">self</text:span><text:span text:style-name="T2">.width, </text:span><text:span text:style-name="T5">self</text:span><text:span text:style-name="T2">.y + </text:span><text:span text:style-name="T5">self</text:span><text:span text:style-name="T2">.height </text:span><text:span text:style-name="T8"># Return the coordinates of the obstacle as a tuple</text:span></text:p>
      <text:p text:style-name="P10"/>
      <text:p text:style-name="P7">    <text:span text:style-name="T5">def</text:span><text:span text:style-name="T2"> check_collision(self, projectile, projectileImage):</text:span></text:p>
      <text:p text:style-name="P7">        <text:span text:style-name="T10">"""</text:span></text:p>
      <text:p text:style-name="P9">        <text:span text:style-name="T2">A method to check if the projectile has collided with the obstacle using Separating Axis Theorem.</text:span></text:p>
      <text:p text:style-name="P9">        <text:span text:style-name="T2">"""</text:span></text:p>
      <text:p text:style-name="P7">        <text:span text:style-name="T2">p_x, p_y = projectile.get_position()</text:span></text:p>
      <text:p text:style-name="P7">        <text:span text:style-name="T2">p_width, p_height = projectileImage.get_size()</text:span></text:p>
      <text:p text:style-name="P7">        <text:span text:style-name="T2">o_x1, o_y1, o_x2, o_y2 = </text:span><text:span text:style-name="T5">self</text:span><text:span text:style-name="T2">.get_coordinates()</text:span></text:p>
      <text:p text:style-name="P7">        <text:span text:style-name="T2">o_x = (o_x1 + o_x2) / </text:span><text:span text:style-name="T12">2</text:span></text:p>
      <text:p text:style-name="P7">        <text:span text:style-name="T2">o_y = (o_y1 + o_y2) / </text:span><text:span text:style-name="T12">2</text:span></text:p>
      <text:p text:style-name="P7">        <text:span text:style-name="T2">o_width = o_x2 - o_x1</text:span></text:p>
      <text:p text:style-name="P7">        <text:span text:style-name="T2">o_height = o_y2 - o_y1</text:span></text:p>
      <text:p text:style-name="P7">        </text:p>
      <text:p text:style-name="P7">        <text:span text:style-name="T8"># Calculate the overlapping distance along the X and Y axes</text:span></text:p>
      <text:p text:style-name="P7">        <text:span text:style-name="T2">overlap_x = (p_width + o_width) / </text:span><text:span text:style-name="T12">2</text:span><text:span text:style-name="T2"> - abs(p_x - o_x)</text:span></text:p>
      <text:p text:style-name="P7">        <text:span text:style-name="T2">overlap_y = (p_height + o_height) / </text:span><text:span text:style-name="T12">2</text:span><text:span text:style-name="T2"> - abs(p_y - o_y)</text:span></text:p>
      <text:p text:style-name="P10"/>
      <text:p text:style-name="P7">        <text:span text:style-name="T8"># If there is no overlap along either axis, then there is no collision</text:span></text:p>
      <text:p text:style-name="P7">        <text:span text:style-name="T5">if</text:span><text:span text:style-name="T2"> overlap_x &lt;= </text:span><text:span text:style-name="T12">0</text:span><text:span text:style-name="T2"> </text:span><text:span text:style-name="T5">or</text:span><text:span text:style-name="T2"> overlap_y &lt;= </text:span><text:span text:style-name="T12">0</text:span><text:span text:style-name="T2">:</text:span></text:p>
      <text:p text:style-name="P7"><text:soft-page-break/>            <text:span text:style-name="T5">return</text:span><text:span text:style-name="T2"> </text:span><text:span text:style-name="T5">False</text:span></text:p>
      <text:p text:style-name="P10"/>
      <text:p text:style-name="P7">        <text:span text:style-name="T8"># Determine which axis has the smallest overlap and resolve the collision along that axis</text:span></text:p>
      <text:p text:style-name="P7">        <text:span text:style-name="T5">if</text:span><text:span text:style-name="T2"> overlap_x &lt; overlap_y:</text:span></text:p>
      <text:p text:style-name="P7">            <text:span text:style-name="T5">if</text:span><text:span text:style-name="T2"> p_x &lt; o_x:</text:span></text:p>
      <text:p text:style-name="P7">                <text:span text:style-name="T2">p_x = o_x1 - p_width / </text:span><text:span text:style-name="T12">2</text:span></text:p>
      <text:p text:style-name="P7">            <text:span text:style-name="T5">else</text:span><text:span text:style-name="T2">:</text:span></text:p>
      <text:p text:style-name="P7">                <text:span text:style-name="T2">p_x = o_x2 + p_width / </text:span><text:span text:style-name="T12">2</text:span></text:p>
      <text:p text:style-name="P7">            <text:span text:style-name="T2">vx, vy = projectile.get_velocity()</text:span></text:p>
      <text:p text:style-name="P7">            <text:span text:style-name="T2">vx = -vx * </text:span><text:span text:style-name="T5">self</text:span><text:span text:style-name="T2">.bounceAbsorption</text:span></text:p>
      <text:p text:style-name="P7">            <text:span text:style-name="T2">vy = vy * (</text:span><text:span text:style-name="T12">1</text:span><text:span text:style-name="T2"> - </text:span><text:span text:style-name="T5">self</text:span><text:span text:style-name="T2">.friction)</text:span></text:p>
      <text:p text:style-name="P7">        <text:span text:style-name="T5">else</text:span><text:span text:style-name="T2">:</text:span></text:p>
      <text:p text:style-name="P7">            <text:span text:style-name="T5">if</text:span><text:span text:style-name="T2"> p_y &lt; o_y:</text:span></text:p>
      <text:p text:style-name="P7">                <text:span text:style-name="T2">p_y = o_y1 - p_height / </text:span><text:span text:style-name="T12">2</text:span></text:p>
      <text:p text:style-name="P7">            <text:span text:style-name="T5">else</text:span><text:span text:style-name="T2">:</text:span></text:p>
      <text:p text:style-name="P7">                <text:span text:style-name="T2">p_y = o_y2 + p_height / </text:span><text:span text:style-name="T12">2</text:span></text:p>
      <text:p text:style-name="P7">            <text:span text:style-name="T2">vx, vy = projectile.get_velocity()</text:span></text:p>
      <text:p text:style-name="P7">            <text:span text:style-name="T2">vy = -vy * </text:span><text:span text:style-name="T5">self</text:span><text:span text:style-name="T2">.bounceAbsorption</text:span></text:p>
      <text:p text:style-name="P7">            <text:span text:style-name="T2">vx = vx * (</text:span><text:span text:style-name="T12">1</text:span><text:span text:style-name="T2"> - </text:span><text:span text:style-name="T5">self</text:span><text:span text:style-name="T2">.friction)</text:span></text:p>
      <text:p text:style-name="P7">       </text:p>
      <text:p text:style-name="P7">        <text:span text:style-name="T8">#play ball sound with random volume</text:span></text:p>
      <text:p text:style-name="P7">        <text:span text:style-name="T2">ballSound = pygame.mixer.Sound(</text:span><text:span text:style-name="T5">f</text:span><text:span text:style-name="T10">"assets</text:span><text:span text:style-name="T2">\\</text:span><text:span text:style-name="T10">ball</text:span><text:span text:style-name="T2">{random.randint(</text:span><text:span text:style-name="T12">1</text:span><text:span text:style-name="T2">,</text:span><text:span text:style-name="T12">6</text:span><text:span text:style-name="T2">)}</text:span><text:span text:style-name="T10">.mp3"</text:span><text:span text:style-name="T2">)</text:span></text:p>
      <text:p text:style-name="P7">        <text:span text:style-name="T2">vol = (projectile.get_velocity()[</text:span><text:span text:style-name="T12">0</text:span><text:span text:style-name="T2">]**</text:span><text:span text:style-name="T12">2</text:span><text:span text:style-name="T2"> + projectile.get_velocity()[</text:span><text:span text:style-name="T12">1</text:span><text:span text:style-name="T2">]**</text:span><text:span text:style-name="T12">2</text:span><text:span text:style-name="T2">)**</text:span><text:span text:style-name="T12">0.5</text:span><text:span text:style-name="T2">/</text:span><text:span text:style-name="T12">100</text:span><text:span text:style-name="T2"> - </text:span><text:span text:style-name="T12">0.05</text:span></text:p>
      <text:p text:style-name="P7">        <text:span text:style-name="T5">if</text:span><text:span text:style-name="T2"> vol &lt; </text:span><text:span text:style-name="T12">0</text:span><text:span text:style-name="T2">:</text:span></text:p>
      <text:p text:style-name="P7">            <text:span text:style-name="T2">vol = </text:span><text:span text:style-name="T12">0</text:span></text:p>
      <text:p text:style-name="P7">        <text:span text:style-name="T2">ballSound.set_volume((vol))</text:span></text:p>
      <text:p text:style-name="P7">        <text:span text:style-name="T2">game.BallChannelCounter += </text:span><text:span text:style-name="T12">1</text:span></text:p>
      <text:p text:style-name="P7">        <text:span text:style-name="T5">if</text:span><text:span text:style-name="T2"> game.BallChannelCounter &gt; </text:span><text:span text:style-name="T12">40</text:span><text:span text:style-name="T2">:</text:span></text:p>
      <text:p text:style-name="P7">            <text:span text:style-name="T2">game.BallChannelCounter = </text:span><text:span text:style-name="T12">5</text:span></text:p>
      <text:p text:style-name="P7">        <text:span text:style-name="T2">channel = pygame.mixer.Channel(game.BallChannelCounter)</text:span></text:p>
      <text:p text:style-name="P7">        <text:span text:style-name="T5">if</text:span><text:span text:style-name="T2"> vol != </text:span><text:span text:style-name="T12">0</text:span><text:span text:style-name="T2">:</text:span></text:p>
      <text:p text:style-name="P7">            <text:span text:style-name="T2">game.bounceCounter += </text:span><text:span text:style-name="T12">1</text:span></text:p>
      <text:p text:style-name="P7">            <text:span text:style-name="T5">try</text:span><text:span text:style-name="T2">:</text:span></text:p>
      <text:p text:style-name="P7">                <text:span text:style-name="T5">if</text:span><text:span text:style-name="T2"> channel.get_busy():</text:span></text:p>
      <text:p text:style-name="P7">                    <text:span text:style-name="T5">self</text:span><text:span text:style-name="T2">.i += </text:span><text:span text:style-name="T12">1</text:span></text:p>
      <text:p text:style-name="P7">                <text:span text:style-name="T5">else</text:span><text:span text:style-name="T2">:</text:span></text:p>
      <text:p text:style-name="P7">                    <text:span text:style-name="T2">channel.play(ballSound)</text:span></text:p>
      <text:p text:style-name="P7">            <text:span text:style-name="T5">except</text:span><text:span text:style-name="T2">:</text:span></text:p>
      <text:p text:style-name="P7">                <text:span text:style-name="T5">pass</text:span></text:p>
      <text:p text:style-name="P7">        <text:span text:style-name="T8"># Update the position and velocity of the projectile after the collision</text:span></text:p>
      <text:p text:style-name="P7"><text:soft-page-break/>        <text:span text:style-name="T2">projectile.set_vx_vy(vx, vy)</text:span></text:p>
      <text:p text:style-name="P7">        <text:span text:style-name="T2">projectile.set_position(p_x, p_y)</text:span></text:p>
      <text:p text:style-name="P7">        <text:span text:style-name="T5">return</text:span><text:span text:style-name="T2"> </text:span><text:span text:style-name="T5">True</text:span></text:p>
      <text:p text:style-name="P11"/>
      <text:p text:style-name="P5"><text:span text:style-name="T3">class</text:span> Cannon:</text:p>
      <text:p text:style-name="P7">    <text:span text:style-name="T5">def</text:span><text:span text:style-name="T2"> __init__(self, x, y):</text:span></text:p>
      <text:p text:style-name="P7">        <text:span text:style-name="T10">"""</text:span></text:p>
      <text:p text:style-name="P9">        <text:span text:style-name="T2">Initialize the cannon with its position and size.</text:span></text:p>
      <text:p text:style-name="P9">        <text:span text:style-name="T2">"""</text:span></text:p>
      <text:p text:style-name="P7">        <text:span text:style-name="T5">self</text:span><text:span text:style-name="T2">.x = x</text:span></text:p>
      <text:p text:style-name="P7">        <text:span text:style-name="T5">self</text:span><text:span text:style-name="T2">.y = y</text:span></text:p>
      <text:p text:style-name="P7">        <text:span text:style-name="T5">self</text:span><text:span text:style-name="T2">.cannon_image = pygame.image.load(</text:span><text:span text:style-name="T10">"assets\cannonTube.png"</text:span><text:span text:style-name="T2">) </text:span><text:span text:style-name="T8"># Load the cannon image from the assets folder</text:span></text:p>
      <text:p text:style-name="P7">        <text:span text:style-name="T5">self</text:span><text:span text:style-name="T2">.rot_cannon_image = pygame.image.load(</text:span><text:span text:style-name="T10">"assets\cannonTube.png"</text:span><text:span text:style-name="T2">) </text:span><text:span text:style-name="T8"># Load the cannon image from the assets folder</text:span></text:p>
      <text:p text:style-name="P7">        <text:span text:style-name="T5">self</text:span><text:span text:style-name="T2">.scale = </text:span><text:span text:style-name="T12">1.1</text:span></text:p>
      <text:p text:style-name="P7">        <text:span text:style-name="T5">self</text:span><text:span text:style-name="T2">.cannon_image = pygame.transform.scale(</text:span><text:span text:style-name="T5">self</text:span><text:span text:style-name="T2">.cannon_image, (</text:span><text:span text:style-name="T5">self</text:span><text:span text:style-name="T2">.cannon_image.get_width() * </text:span><text:span text:style-name="T5">self</text:span><text:span text:style-name="T2">.scale, </text:span><text:span text:style-name="T5">self</text:span><text:span text:style-name="T2">.cannon_image.get_height() * </text:span><text:span text:style-name="T5">self</text:span><text:span text:style-name="T2">.scale))</text:span></text:p>
      <text:p text:style-name="P7">        <text:span text:style-name="T5">self</text:span><text:span text:style-name="T2">.rot_cannon_image = pygame.transform.scale(</text:span><text:span text:style-name="T5">self</text:span><text:span text:style-name="T2">.rot_cannon_image, (</text:span><text:span text:style-name="T5">self</text:span><text:span text:style-name="T2">.rot_cannon_image.get_width() * </text:span><text:span text:style-name="T5">self</text:span><text:span text:style-name="T2">.scale, </text:span><text:span text:style-name="T5">self</text:span><text:span text:style-name="T2">.rot_cannon_image.get_height() * </text:span><text:span text:style-name="T5">self</text:span><text:span text:style-name="T2">.scale))</text:span></text:p>
      <text:p text:style-name="P7">        <text:span text:style-name="T5">self</text:span><text:span text:style-name="T2">.power = </text:span><text:span text:style-name="T12">0</text:span><text:span text:style-name="T2"> </text:span><text:span text:style-name="T8"># Create a variable to store the power of the cannon</text:span></text:p>
      <text:p text:style-name="P7">        </text:p>
      <text:p text:style-name="P7">    <text:span text:style-name="T5">def</text:span><text:span text:style-name="T2"> get_center(self):</text:span></text:p>
      <text:p text:style-name="P7">        <text:span text:style-name="T10">"""</text:span></text:p>
      <text:p text:style-name="P9">        <text:span text:style-name="T2">A method to return the center of the cannon.</text:span></text:p>
      <text:p text:style-name="P9"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x + </text:span><text:span text:style-name="T5">self</text:span><text:span text:style-name="T2">.cannon_image.get_width() / </text:span><text:span text:style-name="T12">2</text:span><text:span text:style-name="T2">, </text:span><text:span text:style-name="T5">self</text:span><text:span text:style-name="T2">.y + </text:span><text:span text:style-name="T5">self</text:span><text:span text:style-name="T2">.cannon_image.get_height() / </text:span><text:span text:style-name="T12">2</text:span><text:span text:style-name="T2"> </text:span><text:span text:style-name="T8"># Return the center of the cannon as a tuple</text:span></text:p>
      <text:p text:style-name="P10"/>
      <text:p text:style-name="P7">    <text:span text:style-name="T5">def</text:span><text:span text:style-name="T2"> set_power(self, power):</text:span></text:p>
      <text:p text:style-name="P7">        <text:span text:style-name="T10">"""</text:span></text:p>
      <text:p text:style-name="P9">        <text:span text:style-name="T2">A method to set the power of the cannon.</text:span></text:p>
      <text:p text:style-name="P9">        <text:span text:style-name="T2">"""</text:span></text:p>
      <text:p text:style-name="P7">        <text:span text:style-name="T5">self</text:span><text:span text:style-name="T2">.power = power</text:span></text:p>
      <text:p text:style-name="P10"/>
      <text:p text:style-name="P7">    <text:span text:style-name="T5">def</text:span><text:span text:style-name="T2"> get_power(self):</text:span></text:p>
      <text:p text:style-name="P7">        <text:span text:style-name="T10">"""</text:span></text:p>
      <text:p text:style-name="P9">        <text:span text:style-name="T2">A method to get the power of the cannon.</text:span></text:p>
      <text:p text:style-name="P9"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power</text:span></text:p>
      <text:p text:style-name="P10"/>
      <text:p text:style-name="P7"><text:soft-page-break/>    <text:span text:style-name="T5">def</text:span><text:span text:style-name="T2"> draw(self, screen):</text:span></text:p>
      <text:p text:style-name="P7">        <text:span text:style-name="T10">"""</text:span></text:p>
      <text:p text:style-name="P9">        <text:span text:style-name="T2">A method to draw the cannon on the screen.</text:span></text:p>
      <text:p text:style-name="P9">        <text:span text:style-name="T2">"""</text:span></text:p>
      <text:p text:style-name="P7">        <text:span text:style-name="T2">screen.blit(</text:span><text:span text:style-name="T5">self</text:span><text:span text:style-name="T2">.rot_cannon_image, (</text:span><text:span text:style-name="T5">self</text:span><text:span text:style-name="T2">.x, </text:span><text:span text:style-name="T5">self</text:span><text:span text:style-name="T2">.y))</text:span></text:p>
      <text:p text:style-name="P10"/>
      <text:p text:style-name="P7">    <text:span text:style-name="T5">def</text:span><text:span text:style-name="T2"> rot_center(self, angle):</text:span></text:p>
      <text:p text:style-name="P7">        <text:span text:style-name="T10">"""</text:span></text:p>
      <text:p text:style-name="P9">        <text:span text:style-name="T2">A method to rotate the cannon image to the angle.</text:span></text:p>
      <text:p text:style-name="P9">        <text:span text:style-name="T2">"""</text:span></text:p>
      <text:p text:style-name="P7">        <text:span text:style-name="T5">self</text:span><text:span text:style-name="T2">.rot_cannon_image = pygame.transform.rotate(</text:span><text:span text:style-name="T5">self</text:span><text:span text:style-name="T2">.cannon_image, angle)</text:span></text:p>
      <text:p text:style-name="P11"/>
      <text:p text:style-name="P5"><text:span text:style-name="T3">class</text:span> ProjectileImage:</text:p>
      <text:p text:style-name="P7">    <text:span text:style-name="T5">def</text:span><text:span text:style-name="T2"> __init__(self, x, y, size):</text:span></text:p>
      <text:p text:style-name="P7">        <text:span text:style-name="T10">"""</text:span></text:p>
      <text:p text:style-name="P9">        <text:span text:style-name="T2">Initialize the projectile image with its position and size.</text:span></text:p>
      <text:p text:style-name="P9">        <text:span text:style-name="T2">"""</text:span></text:p>
      <text:p text:style-name="P7">        <text:span text:style-name="T5">self</text:span><text:span text:style-name="T2">.x = x</text:span></text:p>
      <text:p text:style-name="P7">        <text:span text:style-name="T5">self</text:span><text:span text:style-name="T2">.y = y</text:span></text:p>
      <text:p text:style-name="P7">        <text:span text:style-name="T5">self</text:span><text:span text:style-name="T2">.size = size</text:span></text:p>
      <text:p text:style-name="P7">        <text:span text:style-name="T5">self</text:span><text:span text:style-name="T2">.width = size</text:span></text:p>
      <text:p text:style-name="P7">        <text:span text:style-name="T5">self</text:span><text:span text:style-name="T2">.height = size</text:span></text:p>
      <text:p text:style-name="P7">        <text:span text:style-name="T5">self</text:span><text:span text:style-name="T2">.projectile_colour =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</text:span></text:p>
      <text:p text:style-name="P10"/>
      <text:p text:style-name="P7">    <text:span text:style-name="T5">def</text:span><text:span text:style-name="T2"> draw(self, screen, x, y):</text:span></text:p>
      <text:p text:style-name="P7">        <text:span text:style-name="T2">pygame.draw.circle(screen, (</text:span><text:span text:style-name="T5">self</text:span><text:span text:style-name="T2">.projectile_colour), (int(x), int(y)), </text:span><text:span text:style-name="T5">self</text:span><text:span text:style-name="T2">.size) </text:span><text:span text:style-name="T8"># Draw the projectile on the screen</text:span></text:p>
      <text:p text:style-name="P10"/>
      <text:p text:style-name="P7">    <text:span text:style-name="T5">def</text:span><text:span text:style-name="T2"> set_position(self, x, y):</text:span></text:p>
      <text:p text:style-name="P7">        <text:span text:style-name="T10">"""</text:span></text:p>
      <text:p text:style-name="P9">        <text:span text:style-name="T2">A method to set the position of the projectile image.</text:span></text:p>
      <text:p text:style-name="P9">        <text:span text:style-name="T2">"""</text:span></text:p>
      <text:p text:style-name="P7">        <text:span text:style-name="T5">self</text:span><text:span text:style-name="T2">.x = x</text:span></text:p>
      <text:p text:style-name="P7">        <text:span text:style-name="T5">self</text:span><text:span text:style-name="T2">.y = y</text:span></text:p>
      <text:p text:style-name="P7">    </text:p>
      <text:p text:style-name="P7">    <text:span text:style-name="T5">def</text:span><text:span text:style-name="T2"> set_colour(self, colour):</text:span></text:p>
      <text:p text:style-name="P7">        <text:span text:style-name="T10">"""</text:span></text:p>
      <text:p text:style-name="P9">        <text:span text:style-name="T2">A method to set the colour of the projectile image.</text:span></text:p>
      <text:p text:style-name="P9">        <text:span text:style-name="T2">"""</text:span></text:p>
      <text:p text:style-name="P7">        <text:span text:style-name="T5">self</text:span><text:span text:style-name="T2">.projectile_colour = colour</text:span></text:p>
      <text:p text:style-name="P10"><text:soft-page-break/></text:p>
      <text:p text:style-name="P7">    <text:span text:style-name="T5">def</text:span><text:span text:style-name="T2"> get_size(self):</text:span></text:p>
      <text:p text:style-name="P7">        <text:span text:style-name="T10">"""</text:span></text:p>
      <text:p text:style-name="P9">        <text:span text:style-name="T2">A method to get the size of the projectile image.</text:span></text:p>
      <text:p text:style-name="P9">        <text:span text:style-name="T2">"""</text:span></text:p>
      <text:p text:style-name="P7">        <text:span text:style-name="T5">return</text:span><text:span text:style-name="T2"> </text:span><text:span text:style-name="T5">self</text:span><text:span text:style-name="T2">.width, </text:span><text:span text:style-name="T5">self</text:span><text:span text:style-name="T2">.height</text:span></text:p>
      <text:p text:style-name="P10"/>
      <text:p text:style-name="P5"><text:span text:style-name="T3">class</text:span> WindArrow:</text:p>
      <text:p text:style-name="P7">    <text:span text:style-name="T5">def</text:span><text:span text:style-name="T2"> __init__(self, x, y):</text:span></text:p>
      <text:p text:style-name="P7">        <text:span text:style-name="T10">"""</text:span></text:p>
      <text:p text:style-name="P9">        <text:span text:style-name="T2">Initialize the wind arrow with its position and size.</text:span></text:p>
      <text:p text:style-name="P9">        <text:span text:style-name="T2">"""</text:span></text:p>
      <text:p text:style-name="P7">        <text:span text:style-name="T5">self</text:span><text:span text:style-name="T2">.x = x</text:span></text:p>
      <text:p text:style-name="P7">        <text:span text:style-name="T5">self</text:span><text:span text:style-name="T2">.y = y</text:span></text:p>
      <text:p text:style-name="P7">        <text:span text:style-name="T5">self</text:span><text:span text:style-name="T2">.size = </text:span><text:span text:style-name="T12">5</text:span></text:p>
      <text:p text:style-name="P7">        <text:span text:style-name="T5">self</text:span><text:span text:style-name="T2">.colour =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 </text:span></text:p>
      <text:p text:style-name="P7">    </text:p>
      <text:p text:style-name="P7">    <text:span text:style-name="T5">def</text:span><text:span text:style-name="T2"> draw(self, screen):</text:span></text:p>
      <text:p text:style-name="P7">        <text:span text:style-name="T8">#draw a triangle</text:span></text:p>
      <text:p text:style-name="P7">        <text:span text:style-name="T2">pygame.draw.polygon(screen, </text:span><text:span text:style-name="T5">self</text:span><text:span text:style-name="T2">.colour, ((</text:span><text:span text:style-name="T5">self</text:span><text:span text:style-name="T2">.x, </text:span><text:span text:style-name="T5">self</text:span><text:span text:style-name="T2">.y), (</text:span><text:span text:style-name="T5">self</text:span><text:span text:style-name="T2">.x + </text:span><text:span text:style-name="T12">40</text:span><text:span text:style-name="T2">, </text:span><text:span text:style-name="T5">self</text:span><text:span text:style-name="T2">.y + </text:span><text:span text:style-name="T12">10</text:span><text:span text:style-name="T2">), (</text:span><text:span text:style-name="T5">self</text:span><text:span text:style-name="T2">.x + </text:span><text:span text:style-name="T12">40</text:span><text:span text:style-name="T2">, </text:span><text:span text:style-name="T5">self</text:span><text:span text:style-name="T2">.y - </text:span><text:span text:style-name="T12">10</text:span><text:span text:style-name="T2">)))</text:span></text:p>
      <text:p text:style-name="P10"/>
      <text:p text:style-name="P7">    <text:span text:style-name="T5">def</text:span><text:span text:style-name="T2"> set_position(self, x, y): </text:span></text:p>
      <text:p text:style-name="P7">        <text:span text:style-name="T10">"""</text:span></text:p>
      <text:p text:style-name="P9">        <text:span text:style-name="T2">A method to set the position of the wind arrow.</text:span></text:p>
      <text:p text:style-name="P9">        <text:span text:style-name="T2">"""</text:span></text:p>
      <text:p text:style-name="P7">        <text:span text:style-name="T5">self</text:span><text:span text:style-name="T2">.x = x</text:span></text:p>
      <text:p text:style-name="P7">        <text:span text:style-name="T5">self</text:span><text:span text:style-name="T2">.y = y</text:span></text:p>
      <text:p text:style-name="P7">        </text:p>
      <text:p text:style-name="P7">    <text:span text:style-name="T5">def</text:span><text:span text:style-name="T2"> draw_rotate(self, angle, screen):</text:span></text:p>
      <text:p text:style-name="P7">        <text:span text:style-name="T10">"""</text:span></text:p>
      <text:p text:style-name="P9">        <text:span text:style-name="T2">A method to rotate the triangle by a given angle</text:span></text:p>
      <text:p text:style-name="P9">        <text:span text:style-name="T2">"""</text:span></text:p>
      <text:p text:style-name="P7">        <text:span text:style-name="T2">angle = -angle - </text:span><text:span text:style-name="T12">180</text:span></text:p>
      <text:p text:style-name="P7">        <text:span text:style-name="T2">center_x = </text:span><text:span text:style-name="T5">self</text:span><text:span text:style-name="T2">.x + </text:span><text:span text:style-name="T12">20</text:span></text:p>
      <text:p text:style-name="P7">        <text:span text:style-name="T2">center_y = </text:span><text:span text:style-name="T5">self</text:span><text:span text:style-name="T2">.y</text:span></text:p>
      <text:p text:style-name="P7">        <text:span text:style-name="T2">points = [(</text:span><text:span text:style-name="T5">self</text:span><text:span text:style-name="T2">.x, </text:span><text:span text:style-name="T5">self</text:span><text:span text:style-name="T2">.y), (</text:span><text:span text:style-name="T5">self</text:span><text:span text:style-name="T2">.x + </text:span><text:span text:style-name="T12">40</text:span><text:span text:style-name="T2">, </text:span><text:span text:style-name="T5">self</text:span><text:span text:style-name="T2">.y + </text:span><text:span text:style-name="T12">10</text:span><text:span text:style-name="T2">), (</text:span><text:span text:style-name="T5">self</text:span><text:span text:style-name="T2">.x + </text:span><text:span text:style-name="T12">40</text:span><text:span text:style-name="T2">, </text:span><text:span text:style-name="T5">self</text:span><text:span text:style-name="T2">.y - </text:span><text:span text:style-name="T12">10</text:span><text:span text:style-name="T2">)]</text:span></text:p>
      <text:p text:style-name="P7">        <text:span text:style-name="T2">rotated_points = []</text:span></text:p>
      <text:p text:style-name="P7">        <text:span text:style-name="T5">for</text:span><text:span text:style-name="T2"> point </text:span><text:span text:style-name="T5">in</text:span><text:span text:style-name="T2"> points:</text:span></text:p>
      <text:p text:style-name="P7">            <text:span text:style-name="T2">x = (point[</text:span><text:span text:style-name="T12">0</text:span><text:span text:style-name="T2">] - center_x) * math.cos(math.radians(angle)) - (point[</text:span><text:span text:style-name="T12">1</text:span><text:span text:style-name="T2">] - center_y) * math.sin(math.radians(angle)) + center_x</text:span></text:p>
      <text:p text:style-name="P7"><text:soft-page-break/>            <text:span text:style-name="T2">y = (point[</text:span><text:span text:style-name="T12">0</text:span><text:span text:style-name="T2">] - center_x) * math.sin(math.radians(angle)) + (point[</text:span><text:span text:style-name="T12">1</text:span><text:span text:style-name="T2">] - center_y) * math.cos(math.radians(angle)) + center_y</text:span></text:p>
      <text:p text:style-name="P7">            <text:span text:style-name="T2">rotated_points.append((x, y))</text:span></text:p>
      <text:p text:style-name="P7">        <text:span text:style-name="T2">pygame.draw.polygon(screen, </text:span><text:span text:style-name="T5">self</text:span><text:span text:style-name="T2">.colour, rotated_points)</text:span></text:p>
      <text:p text:style-name="P11"/>
      <text:p text:style-name="P5"><text:span text:style-name="T3">class</text:span> Game: <text:span text:style-name="T6"># A class to represent the game loop</text:span></text:p>
      <text:p text:style-name="P7">    <text:span text:style-name="T5">def</text:span><text:span text:style-name="T2"> __init__(self):</text:span></text:p>
      <text:p text:style-name="P7">        <text:span text:style-name="T10">"""</text:span></text:p>
      <text:p text:style-name="P9">        <text:span text:style-name="T2">Set up the game window variables and initialize pygame</text:span></text:p>
      <text:p text:style-name="P9">        <text:span text:style-name="T2">"""</text:span></text:p>
      <text:p text:style-name="P7">        <text:span text:style-name="T2">pygame.init() </text:span><text:span text:style-name="T8"># Initialize pygame</text:span></text:p>
      <text:p text:style-name="P7">        <text:span text:style-name="T5">self</text:span><text:span text:style-name="T2">.clock = pygame.time.Clock() </text:span><text:span text:style-name="T8"># Set frame rate</text:span></text:p>
      <text:p text:style-name="P7">        <text:span text:style-name="T5">self</text:span><text:span text:style-name="T2">.SCREEN_WIDTH = </text:span><text:span text:style-name="T12">1000</text:span><text:span text:style-name="T2"> </text:span><text:span text:style-name="T8"># Set the width of the screen</text:span></text:p>
      <text:p text:style-name="P7">        <text:span text:style-name="T5">self</text:span><text:span text:style-name="T2">.SCREEN_HEIGHT = </text:span><text:span text:style-name="T12">600</text:span><text:span text:style-name="T2"> </text:span><text:span text:style-name="T8"># Set the height of the screen</text:span></text:p>
      <text:p text:style-name="P7">        <text:span text:style-name="T5">self</text:span><text:span text:style-name="T2">.screen = pygame.display.set_mode((</text:span><text:span text:style-name="T5">self</text:span><text:span text:style-name="T2">.SCREEN_WIDTH, </text:span><text:span text:style-name="T5">self</text:span><text:span text:style-name="T2">.SCREEN_HEIGHT)) </text:span><text:span text:style-name="T8"># Create a screen with the specified width and height</text:span></text:p>
      <text:p text:style-name="P7">        <text:span text:style-name="T5">self</text:span><text:span text:style-name="T2">.BallChannelCounter = </text:span><text:span text:style-name="T12">5</text:span><text:span text:style-name="T2"> </text:span><text:span text:style-name="T8"># Set the channel counter to 0</text:span></text:p>
      <text:p text:style-name="P7">        <text:span text:style-name="T10">"""</text:span></text:p>
      <text:p text:style-name="P9">        <text:span text:style-name="T2">Set up environment variables</text:span></text:p>
      <text:p text:style-name="P9">        <text:span text:style-name="T2">"""</text:span></text:p>
      <text:p text:style-name="P7">        <text:span text:style-name="T5">self</text:span><text:span text:style-name="T2">.bg_colour = (</text:span><text:span text:style-name="T12">30</text:span><text:span text:style-name="T2">, </text:span><text:span text:style-name="T12">30</text:span><text:span text:style-name="T2">, </text:span><text:span text:style-name="T12">30</text:span><text:span text:style-name="T2">) </text:span><text:span text:style-name="T8"># Set the background colour of the screen (pre defined colour and not a parameter)</text:span></text:p>
      <text:p text:style-name="P7">        <text:span text:style-name="T5">self</text:span><text:span text:style-name="T2">.B2 = </text:span><text:span text:style-name="T12">0.00004</text:span><text:span text:style-name="T2"> </text:span><text:span text:style-name="T8"># Set the drag coefficient of the projectile (pre defined value and not a parameter)</text:span></text:p>
      <text:p text:style-name="P7">        <text:span text:style-name="T10">"""</text:span></text:p>
      <text:p text:style-name="P9">        <text:span text:style-name="T2">Set up target variables</text:span></text:p>
      <text:p text:style-name="P9">        <text:span text:style-name="T2">"""</text:span></text:p>
      <text:p text:style-name="P7">        <text:span text:style-name="T5">self</text:span><text:span text:style-name="T2">.target_x = </text:span><text:span text:style-name="T5">self</text:span><text:span text:style-name="T2">.SCREEN_WIDTH - </text:span><text:span text:style-name="T12">100</text:span><text:span text:style-name="T2"> </text:span><text:span text:style-name="T8"># Set the initial x-position of the target in pixels</text:span></text:p>
      <text:p text:style-name="P7">        <text:span text:style-name="T5">self</text:span><text:span text:style-name="T2">.target_y = </text:span><text:span text:style-name="T5">self</text:span><text:span text:style-name="T2">.SCREEN_HEIGHT - </text:span><text:span text:style-name="T12">100</text:span><text:span text:style-name="T2"> </text:span><text:span text:style-name="T8"># Set the initial y-position of the target in pixels</text:span></text:p>
      <text:p text:style-name="P7">        <text:span text:style-name="T5">self</text:span><text:span text:style-name="T2">.target_width = </text:span><text:span text:style-name="T12">20</text:span><text:span text:style-name="T2"> </text:span><text:span text:style-name="T8"># Set the width of the target in pixels</text:span></text:p>
      <text:p text:style-name="P7">        <text:span text:style-name="T5">self</text:span><text:span text:style-name="T2">.target_height = </text:span><text:span text:style-name="T12">20</text:span><text:span text:style-name="T2"> </text:span><text:span text:style-name="T8"># Set the height of the target in pixels</text:span></text:p>
      <text:p text:style-name="P7">        <text:span text:style-name="T10">"""</text:span></text:p>
      <text:p text:style-name="P9">        <text:span text:style-name="T2">Set up projectile variables</text:span></text:p>
      <text:p text:style-name="P9">        <text:span text:style-name="T2">"""</text:span></text:p>
      <text:p text:style-name="P7">        <text:span text:style-name="T5">self</text:span><text:span text:style-name="T2">.projectile_x = </text:span><text:span text:style-name="T12">0</text:span><text:span text:style-name="T2"> </text:span><text:span text:style-name="T8"># Set the initial x-position of the projectile to the x-position of the cannon</text:span></text:p>
      <text:p text:style-name="P7">        <text:span text:style-name="T5">self</text:span><text:span text:style-name="T2">.projectile_y = </text:span><text:span text:style-name="T12">0</text:span><text:span text:style-name="T2"> </text:span><text:span text:style-name="T8"># Set the initial y-position of the projectile to the y-position of the cannon</text:span></text:p>
      <text:p text:style-name="P7">        <text:span text:style-name="T5">self</text:span><text:span text:style-name="T2">.projectile_vx = </text:span><text:span text:style-name="T12">0</text:span><text:span text:style-name="T2"> </text:span><text:span text:style-name="T8"># Set the initial x-velocity of the projectile to the x-velocity of the cannon</text:span></text:p>
      <text:p text:style-name="P7">        <text:span text:style-name="T5">self</text:span><text:span text:style-name="T2">.projectile_vy = </text:span><text:span text:style-name="T12">0</text:span><text:span text:style-name="T2"> </text:span><text:span text:style-name="T8"># Set the initial y-velocity of the projectile to the y-velocity of the cannon</text:span></text:p>
      <text:p text:style-name="P7">        <text:span text:style-name="T5">self</text:span><text:span text:style-name="T2">.projectile_m = </text:span><text:span text:style-name="T12">2</text:span><text:span text:style-name="T2"> </text:span><text:span text:style-name="T8"># Set the mass of the projectile</text:span></text:p>
      <text:p text:style-name="P7">        <text:span text:style-name="T5">self</text:span><text:span text:style-name="T2">.projectile_Cd = </text:span><text:span text:style-name="T12">0.52</text:span><text:span text:style-name="T2"> </text:span><text:span text:style-name="T8"># Set the drag coefficient of the projectile</text:span></text:p>
      <text:p text:style-name="P7">        <text:span text:style-name="T5">self</text:span><text:span text:style-name="T2">.projectile_colour =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 </text:span><text:span text:style-name="T8"># Set the colour of the projectile to white</text:span></text:p>
      <text:p text:style-name="P7"><text:soft-page-break/>        <text:span text:style-name="T5">self</text:span><text:span text:style-name="T2">.bounceCounter = </text:span><text:span text:style-name="T12">0</text:span><text:span text:style-name="T2"> </text:span><text:span text:style-name="T8"># Set the bounce counter to 0</text:span></text:p>
      <text:p text:style-name="P7">        <text:span text:style-name="T10">"""</text:span></text:p>
      <text:p text:style-name="P9">        <text:span text:style-name="T2">Set up level variables</text:span></text:p>
      <text:p text:style-name="P9">        <text:span text:style-name="T2">"""</text:span></text:p>
      <text:p text:style-name="P7">        <text:span text:style-name="T5">self</text:span><text:span text:style-name="T2">.levelCounter = </text:span><text:span text:style-name="T12">0</text:span><text:span text:style-name="T2"> </text:span><text:span text:style-name="T8"># Create a variable to store the current level</text:span></text:p>
      <text:p text:style-name="P7">        <text:span text:style-name="T5">self</text:span><text:span text:style-name="T2">.obstacleList = [] </text:span><text:span text:style-name="T8"># Create an empty list to store the obstacles</text:span></text:p>
      <text:p text:style-name="P7">        <text:span text:style-name="T5">self</text:span><text:span text:style-name="T2">.running = </text:span><text:span text:style-name="T5">True</text:span><text:span text:style-name="T2"> </text:span><text:span text:style-name="T8"># A boolean variable to indicate if the game is running</text:span></text:p>
      <text:p text:style-name="P7">        <text:span text:style-name="T5">self</text:span><text:span text:style-name="T2">.game_over = </text:span><text:span text:style-name="T5">False</text:span><text:span text:style-name="T2"> </text:span><text:span text:style-name="T8"># A boolean variable to indicate if the game is over</text:span></text:p>
      <text:p text:style-name="P7">        <text:span text:style-name="T5">self</text:span><text:span text:style-name="T2">.launched = </text:span><text:span text:style-name="T5">False</text:span><text:span text:style-name="T2"> </text:span><text:span text:style-name="T8"># A boolean variable to indicate if the projectile has been launched</text:span></text:p>
      <text:p text:style-name="P7">        <text:span text:style-name="T5">self</text:span><text:span text:style-name="T2">.in_flight = </text:span><text:span text:style-name="T5">False</text:span><text:span text:style-name="T2"> </text:span><text:span text:style-name="T8"># A boolean variable to indicate if the projectile is in flight</text:span></text:p>
      <text:p text:style-name="P7">        <text:span text:style-name="T5">self</text:span><text:span text:style-name="T2">.background = pygame.image.load(</text:span><text:span text:style-name="T10">"assets\\background.png"</text:span><text:span text:style-name="T2">) </text:span><text:span text:style-name="T8"># Load the background image</text:span></text:p>
      <text:p text:style-name="P7">        <text:span text:style-name="T10">"""</text:span></text:p>
      <text:p text:style-name="P9">        <text:span text:style-name="T2">Create a cannon object</text:span></text:p>
      <text:p text:style-name="P9">        <text:span text:style-name="T2">"""</text:span></text:p>
      <text:p text:style-name="P7">        <text:span text:style-name="T5">self</text:span><text:span text:style-name="T2">.cannon = Cannon(</text:span><text:span text:style-name="T12">100</text:span><text:span text:style-name="T2">, </text:span><text:span text:style-name="T5">self</text:span><text:span text:style-name="T2">.SCREEN_HEIGHT/</text:span><text:span text:style-name="T12">2</text:span><text:span text:style-name="T2">) </text:span><text:span text:style-name="T8"># Create a cannon object with the specified position</text:span></text:p>
      <text:p text:style-name="P7">        <text:span text:style-name="T5">self</text:span><text:span text:style-name="T2">.target = Goal(</text:span><text:span text:style-name="T5">self</text:span><text:span text:style-name="T2">.target_x, </text:span><text:span text:style-name="T5">self</text:span><text:span text:style-name="T2">.target_y, </text:span><text:span text:style-name="T5">self</text:span><text:span text:style-name="T2">.target_width, </text:span><text:span text:style-name="T5">self</text:span><text:span text:style-name="T2">.target_height) </text:span><text:span text:style-name="T8"># Create a target object with the specified position and size</text:span></text:p>
      <text:p text:style-name="P10"/>
      <text:p text:style-name="P7">    <text:span text:style-name="T5">def</text:span><text:span text:style-name="T2"> obstacleManager(self):</text:span></text:p>
      <text:p text:style-name="P7">        <text:span text:style-name="T10">"""</text:span></text:p>
      <text:p text:style-name="P9">        <text:span text:style-name="T2">A function to manage obstacles</text:span></text:p>
      <text:p text:style-name="P9">        <text:span text:style-name="T2">"""</text:span></text:p>
      <text:p text:style-name="P7">        <text:span text:style-name="T5">self</text:span><text:span text:style-name="T2">.obstacleList.clear() </text:span><text:span text:style-name="T8"># Clear the list of obstacles</text:span></text:p>
      <text:p text:style-name="P10"/>
      <text:p text:style-name="P7">        <text:span text:style-name="T5">self</text:span><text:span text:style-name="T2">.obstacleList.append(Obstacle(</text:span><text:span text:style-name="T12">0</text:span><text:span text:style-name="T2">, </text:span><text:span text:style-name="T5">self</text:span><text:span text:style-name="T2">.SCREEN_HEIGHT-</text:span><text:span text:style-name="T12">5</text:span><text:span text:style-name="T2">, </text:span><text:span text:style-name="T5">self</text:span><text:span text:style-name="T2">.SCREEN_WIDTH, </text:span><text:span text:style-name="T12">50</text:span><text:span text:style-name="T2">)) </text:span><text:span text:style-name="T8"># Create a floor object with the specified position and size</text:span></text:p>
      <text:p text:style-name="P7">        <text:span text:style-name="T5">self</text:span><text:span text:style-name="T2">.obstacleList.append(Obstacle(</text:span><text:span text:style-name="T12">0</text:span><text:span text:style-name="T2">, -</text:span><text:span text:style-name="T12">45</text:span><text:span text:style-name="T2">, </text:span><text:span text:style-name="T5">self</text:span><text:span text:style-name="T2">.SCREEN_WIDTH, </text:span><text:span text:style-name="T12">50</text:span><text:span text:style-name="T2">)) </text:span><text:span text:style-name="T8"># Create a ceiling object with the specified position and size</text:span></text:p>
      <text:p text:style-name="P7">        <text:span text:style-name="T5">self</text:span><text:span text:style-name="T2">.obstacleList.append(Obstacle(</text:span><text:span text:style-name="T5">self</text:span><text:span text:style-name="T2">.SCREEN_WIDTH-</text:span><text:span text:style-name="T12">5</text:span><text:span text:style-name="T2">, </text:span><text:span text:style-name="T12">0</text:span><text:span text:style-name="T2">, </text:span><text:span text:style-name="T12">50</text:span><text:span text:style-name="T2">, </text:span><text:span text:style-name="T5">self</text:span><text:span text:style-name="T2">.SCREEN_HEIGHT)) </text:span><text:span text:style-name="T8"># Create a right wall object with the specified position and size</text:span></text:p>
      <text:p text:style-name="P10"/>
      <text:p text:style-name="P7">        <text:span text:style-name="T5">for</text:span><text:span text:style-name="T2"> i </text:span><text:span text:style-name="T5">in</text:span><text:span text:style-name="T2"> range(</text:span><text:span text:style-name="T5">self</text:span><text:span text:style-name="T2">.levelCounter): </text:span><text:span text:style-name="T8"># Loop through the number of obstacles for the current level</text:span></text:p>
      <text:p text:style-name="P7">            <text:span text:style-name="T5">self</text:span><text:span text:style-name="T2">.obstacleList.append(Obstacle(random.randint(</text:span><text:span text:style-name="T12">0</text:span><text:span text:style-name="T2">,</text:span><text:span text:style-name="T5">self</text:span><text:span text:style-name="T2">.SCREEN_WIDTH), random.randint(</text:span><text:span text:style-name="T12">0</text:span><text:span text:style-name="T2">,</text:span><text:span text:style-name="T5">self</text:span><text:span text:style-name="T2">.SCREEN_HEIGHT), random.randint(</text:span><text:span text:style-name="T12">20</text:span><text:span text:style-name="T2">,</text:span><text:span text:style-name="T12">100</text:span><text:span text:style-name="T2">), random.randint(</text:span><text:span text:style-name="T12">20</text:span><text:span text:style-name="T2">,</text:span><text:span text:style-name="T12">100</text:span><text:span text:style-name="T2">))) </text:span><text:span text:style-name="T8"># Add an obstacle to the list of obstacles</text:span></text:p>
      <text:p text:style-name="P10"/>
      <text:p text:style-name="P7">    <text:span text:style-name="T5">def</text:span><text:span text:style-name="T2"> levelManager(self, state):</text:span></text:p>
      <text:p text:style-name="P7">        <text:span text:style-name="T10">"""</text:span></text:p>
      <text:p text:style-name="P9">        <text:span text:style-name="T2">A function to progress the level when the target is hit</text:span></text:p>
      <text:p text:style-name="P9">        <text:span text:style-name="T2">"""</text:span></text:p>
      <text:p text:style-name="P7">        <text:span text:style-name="T5">if</text:span><text:span text:style-name="T2"> state == </text:span><text:span text:style-name="T5">True</text:span><text:span text:style-name="T2">:</text:span></text:p>
      <text:p text:style-name="P7"><text:soft-page-break/>            <text:span text:style-name="T5">self</text:span><text:span text:style-name="T2">.levelCounter += </text:span><text:span text:style-name="T12">2</text:span><text:span text:style-name="T2"> </text:span><text:span text:style-name="T8"># Increase the level counter </text:span></text:p>
      <text:p text:style-name="P7">            <text:span text:style-name="T5">self</text:span><text:span text:style-name="T2">.target = Goal(</text:span><text:span text:style-name="T5">self</text:span><text:span text:style-name="T2">.target_x, random.randint(</text:span><text:span text:style-name="T12">50</text:span><text:span text:style-name="T2">, </text:span><text:span text:style-name="T5">self</text:span><text:span text:style-name="T2">.SCREEN_HEIGHT-</text:span><text:span text:style-name="T12">50</text:span><text:span text:style-name="T2">), </text:span><text:span text:style-name="T5">self</text:span><text:span text:style-name="T2">.target_width, </text:span><text:span text:style-name="T5">self</text:span><text:span text:style-name="T2">.target_height) </text:span><text:span text:style-name="T8"># Create a target object with the specified position and size</text:span></text:p>
      <text:p text:style-name="P7">            <text:span text:style-name="T5">self</text:span><text:span text:style-name="T2">.obstacleManager() </text:span><text:span text:style-name="T8"># Call the function to manage the obstacles</text:span></text:p>
      <text:p text:style-name="P7">            <text:span text:style-name="T5">self</text:span><text:span text:style-name="T2">.projectile.set_wind((random.random() * </text:span><text:span text:style-name="T5">self</text:span><text:span text:style-name="T2">.levelCounter/</text:span><text:span text:style-name="T12">4</text:span><text:span text:style-name="T2">), random.randint(</text:span><text:span text:style-name="T12">0</text:span><text:span text:style-name="T2">,</text:span><text:span text:style-name="T12">360</text:span><text:span text:style-name="T2">))</text:span></text:p>
      <text:p text:style-name="P7">            <text:span text:style-name="T5">self</text:span><text:span text:style-name="T2">.projectileImage.set_colour((random.randint(</text:span><text:span text:style-name="T12">100</text:span><text:span text:style-name="T2">,</text:span><text:span text:style-name="T12">255</text:span><text:span text:style-name="T2">), random.randint(</text:span><text:span text:style-name="T12">100</text:span><text:span text:style-name="T2">,</text:span><text:span text:style-name="T12">255</text:span><text:span text:style-name="T2">), random.randint(</text:span><text:span text:style-name="T12">100</text:span><text:span text:style-name="T2">,</text:span><text:span text:style-name="T12">255</text:span><text:span text:style-name="T2">))) </text:span><text:span text:style-name="T8"># Set the colour of the projectile to a random colour</text:span></text:p>
      <text:p text:style-name="P7">            <text:span text:style-name="T5">self</text:span><text:span text:style-name="T2">.game_over = </text:span><text:span text:style-name="T5">True</text:span><text:span text:style-name="T2"> </text:span><text:span text:style-name="T8"># Set the boolean variable to True to indicate that the game is over</text:span></text:p>
      <text:p text:style-name="P7">        <text:span text:style-name="T5">else</text:span><text:span text:style-name="T2">:</text:span></text:p>
      <text:p text:style-name="P7">            <text:span text:style-name="T5">self</text:span><text:span text:style-name="T2">.game_over = </text:span><text:span text:style-name="T5">True</text:span><text:span text:style-name="T2"> </text:span><text:span text:style-name="T8"># Set the boolean variable to True to indicate that the game is over</text:span></text:p>
      <text:p text:style-name="P11"/>
      <text:p text:style-name="P7">    <text:span text:style-name="T5">def</text:span><text:span text:style-name="T2"> run(self):</text:span></text:p>
      <text:p text:style-name="P7">        <text:span text:style-name="T10">"""</text:span></text:p>
      <text:p text:style-name="P9">        <text:span text:style-name="T2">A function to run the game loop</text:span></text:p>
      <text:p text:style-name="P9">        <text:span text:style-name="T2">"""</text:span></text:p>
      <text:p text:style-name="P10"/>
      <text:p text:style-name="P7">        <text:span text:style-name="T10">"""Set Level Start Conditions"""</text:span></text:p>
      <text:p text:style-name="P7">        <text:span text:style-name="T5">self</text:span><text:span text:style-name="T2">.projectile = Projectile(</text:span><text:span text:style-name="T5">self</text:span><text:span text:style-name="T2">.cannon.get_center()[</text:span><text:span text:style-name="T12">0</text:span><text:span text:style-name="T2">], </text:span><text:span text:style-name="T5">self</text:span><text:span text:style-name="T2">.cannon.get_center()[</text:span><text:span text:style-name="T12">1</text:span><text:span text:style-name="T2">], </text:span><text:span text:style-name="T5">self</text:span><text:span text:style-name="T2">.projectile_vx, </text:span><text:span text:style-name="T5">self</text:span><text:span text:style-name="T2">.projectile_vy, </text:span><text:span text:style-name="T5">self</text:span><text:span text:style-name="T2">.projectile_m, </text:span><text:span text:style-name="T5">self</text:span><text:span text:style-name="T2">.projectile_Cd, </text:span><text:span text:style-name="T5">self</text:span><text:span text:style-name="T2">.B2, </text:span><text:span text:style-name="T12">9.81</text:span><text:span text:style-name="T2">) </text:span><text:span text:style-name="T8"># Create a projectile object with the specified position, velocity, mass, drag coefficient, and acceleration due to gravity</text:span></text:p>
      <text:p text:style-name="P7">        <text:span text:style-name="T5">self</text:span><text:span text:style-name="T2">.projectileImage = ProjectileImage(</text:span><text:span text:style-name="T5">self</text:span><text:span text:style-name="T2">.cannon.get_center()[</text:span><text:span text:style-name="T12">0</text:span><text:span text:style-name="T2">], </text:span><text:span text:style-name="T5">self</text:span><text:span text:style-name="T2">.cannon.get_center()[</text:span><text:span text:style-name="T12">1</text:span><text:span text:style-name="T2">], </text:span><text:span text:style-name="T12">5</text:span><text:span text:style-name="T2">) </text:span><text:span text:style-name="T8"># Create a projectile image object with the specified position and size</text:span></text:p>
      <text:p text:style-name="P7">        <text:span text:style-name="T5">self</text:span><text:span text:style-name="T2">.windArrow = WindArrow(</text:span><text:span text:style-name="T12">30</text:span><text:span text:style-name="T2">, </text:span><text:span text:style-name="T12">70</text:span><text:span text:style-name="T2">)</text:span></text:p>
      <text:p text:style-name="P7">        <text:span text:style-name="T5">self</text:span><text:span text:style-name="T2">.obstacleManager()</text:span></text:p>
      <text:p text:style-name="P7">        <text:span text:style-name="T2">pygame.mixer.set_num_channels(</text:span><text:span text:style-name="T12">41</text:span><text:span text:style-name="T2">)</text:span></text:p>
      <text:p text:style-name="P10"/>
      <text:p text:style-name="P7">        <text:span text:style-name="T8">#play amb1 sound on loop on channel 4</text:span></text:p>
      <text:p text:style-name="P7">        <text:span text:style-name="T2">sound = pygame.mixer.Sound(</text:span><text:span text:style-name="T10">"assets\\amb1.mp3"</text:span><text:span text:style-name="T2">)</text:span></text:p>
      <text:p text:style-name="P7">        <text:span text:style-name="T2">channel = pygame.mixer.Channel(</text:span><text:span text:style-name="T12">4</text:span><text:span text:style-name="T2">)</text:span></text:p>
      <text:p text:style-name="P7">        <text:span text:style-name="T2">channel.play(sound, -</text:span><text:span text:style-name="T12">1</text:span><text:span text:style-name="T2">)</text:span></text:p>
      <text:p text:style-name="P7">        <text:span text:style-name="T2">pygame.mixer.music.load(</text:span><text:span text:style-name="T10">"assets\\wind.mp3"</text:span><text:span text:style-name="T2">)</text:span></text:p>
      <text:p text:style-name="P7">        <text:span text:style-name="T2">pygame.mixer.music.play(-</text:span><text:span text:style-name="T12">1</text:span><text:span text:style-name="T2">)</text:span></text:p>
      <text:p text:style-name="P10"/>
      <text:p text:style-name="P7">        <text:span text:style-name="T5">while</text:span><text:span text:style-name="T2"> </text:span><text:span text:style-name="T5">self</text:span><text:span text:style-name="T2">.running: </text:span><text:span text:style-name="T8"># A loop to run the game while th boolean variable is True</text:span></text:p>
      <text:p text:style-name="P7">            <text:span text:style-name="T2">pygame.mixer.music.set_volume(</text:span><text:span text:style-name="T5">self</text:span><text:span text:style-name="T2">.projectile.wind_speed/</text:span><text:span text:style-name="T12">10</text:span><text:span text:style-name="T2">)</text:span></text:p>
      <text:p text:style-name="P7">            <text:span text:style-name="T5">self</text:span><text:span text:style-name="T2">.projectile.set_position(</text:span><text:span text:style-name="T5">self</text:span><text:span text:style-name="T2">.cannon.get_center()[</text:span><text:span text:style-name="T12">0</text:span><text:span text:style-name="T2">], </text:span><text:span text:style-name="T5">self</text:span><text:span text:style-name="T2">.cannon.get_center()[</text:span><text:span text:style-name="T12">1</text:span><text:span text:style-name="T2">]) </text:span><text:span text:style-name="T8"># Set the position of the projectile to the position of the cannon</text:span></text:p>
      <text:p text:style-name="P7">            <text:span text:style-name="T5">self</text:span><text:span text:style-name="T2">.projectile.distance_traveled = </text:span><text:span text:style-name="T12">0</text:span><text:span text:style-name="T2"> </text:span><text:span text:style-name="T8"># Set the distance traveled to 0</text:span></text:p>
      <text:p text:style-name="P7">            <text:span text:style-name="T5">self</text:span><text:span text:style-name="T2">.projectile.distance_traveled_x = </text:span><text:span text:style-name="T12">0</text:span><text:span text:style-name="T2"> </text:span><text:span text:style-name="T8"># Set the distance traveled in the x-direction to 0</text:span></text:p>
      <text:p text:style-name="P7"><text:soft-page-break/>            <text:span text:style-name="T5">self</text:span><text:span text:style-name="T2">.projectile.distance_traveled_y = </text:span><text:span text:style-name="T12">0</text:span><text:span text:style-name="T2"> </text:span><text:span text:style-name="T8"># Set the distance traveled in the y-direction to 0</text:span></text:p>
      <text:p text:style-name="P7">            <text:span text:style-name="T5">self</text:span><text:span text:style-name="T2">.projectileImage.set_position(</text:span><text:span text:style-name="T5">self</text:span><text:span text:style-name="T2">.cannon.get_center()[</text:span><text:span text:style-name="T12">0</text:span><text:span text:style-name="T2">], </text:span><text:span text:style-name="T5">self</text:span><text:span text:style-name="T2">.cannon.get_center()[</text:span><text:span text:style-name="T12">1</text:span><text:span text:style-name="T2">]) </text:span><text:span text:style-name="T8"># Set the position of the projectile image to the position of the cannon</text:span></text:p>
      <text:p text:style-name="P7">            <text:span text:style-name="T5">self</text:span><text:span text:style-name="T2">.projectile.hit_target = </text:span><text:span text:style-name="T5">False</text:span><text:span text:style-name="T2"> </text:span><text:span text:style-name="T8"># A boolean variable to indicate if the projectile has hit the target</text:span></text:p>
      <text:p text:style-name="P7">            <text:span text:style-name="T5">self</text:span><text:span text:style-name="T2">.game_over = </text:span><text:span text:style-name="T5">False</text:span><text:span text:style-name="T2"> </text:span><text:span text:style-name="T8"># A boolean variable to indicate if the game is over</text:span></text:p>
      <text:p text:style-name="P7">            <text:span text:style-name="T5">self</text:span><text:span text:style-name="T2">.launched = </text:span><text:span text:style-name="T5">False</text:span><text:span text:style-name="T2"> </text:span><text:span text:style-name="T8"># A boolean variable to indicate if the projectile has been launched</text:span></text:p>
      <text:p text:style-name="P7">            <text:span text:style-name="T5">self</text:span><text:span text:style-name="T2">.in_flight = </text:span><text:span text:style-name="T5">False</text:span><text:span text:style-name="T2"> </text:span><text:span text:style-name="T8"># A boolean variable to indicate if the projectile is in flight</text:span></text:p>
      <text:p text:style-name="P7">            <text:span text:style-name="T5">self</text:span><text:span text:style-name="T2">.projectile.trajectory.clear() </text:span><text:span text:style-name="T8"># Clear the trajectory list            </text:span></text:p>
      <text:p text:style-name="P7">            <text:span text:style-name="T5">self</text:span><text:span text:style-name="T2">.bounceCounter = </text:span><text:span text:style-name="T12">0</text:span><text:span text:style-name="T2"> </text:span><text:span text:style-name="T8"># Set the bounce counter to 0</text:span></text:p>
      <text:p text:style-name="P10"/>
      <text:p text:style-name="P7">            <text:span text:style-name="T5">while</text:span><text:span text:style-name="T2"> </text:span><text:span text:style-name="T5">not</text:span><text:span text:style-name="T2"> </text:span><text:span text:style-name="T5">self</text:span><text:span text:style-name="T2">.game_over: </text:span><text:span text:style-name="T8"># A loop to run the game while the boolean variable is False</text:span></text:p>
      <text:p text:style-name="P10"/>
      <text:p text:style-name="P7">                <text:span text:style-name="T10">"""</text:span></text:p>
      <text:p text:style-name="P9">                <text:span text:style-name="T2">This section of the code is executed once per frame and will handle any events that occur</text:span></text:p>
      <text:p text:style-name="P9">                <text:span text:style-name="T2">"""</text:span></text:p>
      <text:p text:style-name="P10"/>
      <text:p text:style-name="P7">                <text:span text:style-name="T10">"""UPDATE THE GAME STATE"""</text:span></text:p>
      <text:p text:style-name="P7">                <text:span text:style-name="T2">mouse_x, mouse_y = pygame.mouse.get_pos() </text:span><text:span text:style-name="T8"># Get the position of the mouse in pixels inside the window</text:span></text:p>
      <text:p text:style-name="P7">                <text:span text:style-name="T2">angle_projectile = (math.atan2(mouse_y - </text:span><text:span text:style-name="T5">self</text:span><text:span text:style-name="T2">.projectile.y, mouse_x -  </text:span><text:span text:style-name="T5">self</text:span><text:span text:style-name="T2">.projectile.x)) </text:span><text:span text:style-name="T8"># Calculate the angle between the projectile and the mouse</text:span></text:p>
      <text:p text:style-name="P7">                <text:span text:style-name="T2">angle_cannon = (math.atan2(mouse_y - </text:span><text:span text:style-name="T5">self</text:span><text:span text:style-name="T2">.projectile.y, mouse_x -  </text:span><text:span text:style-name="T5">self</text:span><text:span text:style-name="T2">.projectile.x)) </text:span><text:span text:style-name="T8"># Calculate the angle between the cannon and the mouse</text:span></text:p>
      <text:p text:style-name="P10"/>
      <text:p text:style-name="P7">                <text:span text:style-name="T5">if</text:span><text:span text:style-name="T2"> </text:span><text:span text:style-name="T5">not</text:span><text:span text:style-name="T2"> </text:span><text:span text:style-name="T5">self</text:span><text:span text:style-name="T2">.in_flight: </text:span><text:span text:style-name="T8"># If the projectile is not in flight</text:span></text:p>
      <text:p text:style-name="P7">                    <text:span text:style-name="T5">self</text:span><text:span text:style-name="T2">.cannon.rot_center(math.degrees(-angle_cannon)-</text:span><text:span text:style-name="T12">20</text:span><text:span text:style-name="T2">)</text:span></text:p>
      <text:p text:style-name="P7">                    <text:span text:style-name="T5">self</text:span><text:span text:style-name="T2">.cannon.set_power(((mouse_x -  </text:span><text:span text:style-name="T5">self</text:span><text:span text:style-name="T2">.cannon.x)**</text:span><text:span text:style-name="T12">2</text:span><text:span text:style-name="T2"> + (mouse_y - </text:span><text:span text:style-name="T5">self</text:span><text:span text:style-name="T2">.cannon.y)**</text:span><text:span text:style-name="T12">2</text:span><text:span text:style-name="T2">)**</text:span><text:span text:style-name="T12">0.5</text:span><text:span text:style-name="T2"> / </text:span><text:span text:style-name="T12">5</text:span><text:span text:style-name="T2">) </text:span><text:span text:style-name="T8"># Calculate the power of the projectile based on the distance between the cannon and the mouse</text:span></text:p>
      <text:p text:style-name="P7">                    <text:span text:style-name="T5">self</text:span><text:span text:style-name="T2">.projectile.set_vx_vy(math.cos(-angle_projectile)*</text:span><text:span text:style-name="T5">self</text:span><text:span text:style-name="T2">.cannon.get_power(), math.sin(-angle_projectile)*</text:span><text:span text:style-name="T5">self</text:span><text:span text:style-name="T2">.cannon.get_power()) </text:span><text:span text:style-name="T8"># Set the x-velocity and y-velocity of the projectile based on the power and angle between the cannon and the mouse</text:span></text:p>
      <text:p text:style-name="P10"/>
      <text:p text:style-name="P7">                <text:span text:style-name="T5">if</text:span><text:span text:style-name="T2"> </text:span><text:span text:style-name="T5">self</text:span><text:span text:style-name="T2">.launched: </text:span><text:span text:style-name="T8"># If the projectile has been launched</text:span></text:p>
      <text:p text:style-name="P7">                    <text:span text:style-name="T5">self</text:span><text:span text:style-name="T2">.cannon.set_power(((mouse_x -  </text:span><text:span text:style-name="T5">self</text:span><text:span text:style-name="T2">.cannon.x)**</text:span><text:span text:style-name="T12">2</text:span><text:span text:style-name="T2"> + (mouse_y - </text:span><text:span text:style-name="T5">self</text:span><text:span text:style-name="T2">.cannon.y)**</text:span><text:span text:style-name="T12">2</text:span><text:span text:style-name="T2">)**</text:span><text:span text:style-name="T12">0.5</text:span><text:span text:style-name="T2"> / </text:span><text:span text:style-name="T12">5</text:span><text:span text:style-name="T2">) </text:span><text:span text:style-name="T8"># Calculate the power of the projectile based on the distance between the cannon and the mouse</text:span></text:p>
      <text:p text:style-name="P7">                    <text:span text:style-name="T5">self</text:span><text:span text:style-name="T2">.projectile.set_vx_vy(math.cos(-angle_projectile)*</text:span><text:span text:style-name="T5">self</text:span><text:span text:style-name="T2">.cannon.get_power(), math.sin(-angle_projectile)*</text:span><text:span text:style-name="T5">self</text:span><text:span text:style-name="T2">.cannon.get_power()) </text:span><text:span text:style-name="T8"># Set the x-velocity and y-velocity of the projectile based on the power and angle between the cannon and the mouse</text:span></text:p>
      <text:p text:style-name="P7">                    <text:span text:style-name="T5">self</text:span><text:span text:style-name="T2">.launched = </text:span><text:span text:style-name="T5">False</text:span><text:span text:style-name="T2"> </text:span><text:span text:style-name="T8"># Set the boolean variable to False to indicate that the projectile has been launched</text:span></text:p>
      <text:p text:style-name="P7">                    <text:span text:style-name="T5">self</text:span><text:span text:style-name="T2">.in_flight = </text:span><text:span text:style-name="T5">True</text:span><text:span text:style-name="T2"> </text:span><text:span text:style-name="T8"># Set the boolean variable to True to indicate that the projectile is in flight</text:span></text:p>
      <text:p text:style-name="P10"/>
      <text:p text:style-name="P7"><text:soft-page-break/>                <text:span text:style-name="T5">if</text:span><text:span text:style-name="T2"> </text:span><text:span text:style-name="T5">self</text:span><text:span text:style-name="T2">.in_flight: </text:span><text:span text:style-name="T8"># If the projectile is in flight</text:span></text:p>
      <text:p text:style-name="P7">                    <text:span text:style-name="T5">self</text:span><text:span text:style-name="T2">.projectile.update_position() </text:span><text:span text:style-name="T8"># Call the method to update the position of the projectile</text:span></text:p>
      <text:p text:style-name="P10"/>
      <text:p text:style-name="P7">                <text:span text:style-name="T5">if</text:span><text:span text:style-name="T2"> </text:span><text:span text:style-name="T5">self</text:span><text:span text:style-name="T2">.target.check_collision(</text:span><text:span text:style-name="T5">self</text:span><text:span text:style-name="T2">.projectile): </text:span><text:span text:style-name="T8"># Call the method to check if the projectile has hit the target</text:span></text:p>
      <text:p text:style-name="P7">                    <text:span text:style-name="T5">self</text:span><text:span text:style-name="T2">.projectile.hit_target = </text:span><text:span text:style-name="T5">True</text:span><text:span text:style-name="T2"> </text:span><text:span text:style-name="T8"># Set the boolean variable to True to indicate that the projectile has hit the target</text:span></text:p>
      <text:p text:style-name="P7">                    <text:span text:style-name="T5">self</text:span><text:span text:style-name="T2">.levelManager(</text:span><text:span text:style-name="T5">self</text:span><text:span text:style-name="T2">.projectile.hit_target) </text:span><text:span text:style-name="T8"># Call the function to manage the levels</text:span></text:p>
      <text:p text:style-name="P7">                    <text:span text:style-name="T2">pygame.mixer.Channel(</text:span><text:span text:style-name="T12">0</text:span><text:span text:style-name="T2">).play(pygame.mixer.Sound(</text:span><text:span text:style-name="T10">'assets\\dingup.mp3'</text:span><text:span text:style-name="T2">))</text:span></text:p>
      <text:p text:style-name="P7">                <text:span text:style-name="T5">for</text:span><text:span text:style-name="T2"> i </text:span><text:span text:style-name="T5">in</text:span><text:span text:style-name="T2"> range(len(</text:span><text:span text:style-name="T5">self</text:span><text:span text:style-name="T2">.obstacleList)): </text:span><text:span text:style-name="T8"># Run through the list of obstacles</text:span></text:p>
      <text:p text:style-name="P7">                    <text:span text:style-name="T8">#check collision with projectile or target</text:span></text:p>
      <text:p text:style-name="P7">                    <text:span text:style-name="T5">if</text:span><text:span text:style-name="T2"> </text:span><text:span text:style-name="T5">self</text:span><text:span text:style-name="T2">.obstacleList[i].check_collision(</text:span><text:span text:style-name="T5">self</text:span><text:span text:style-name="T2">.projectile, </text:span><text:span text:style-name="T5">self</text:span><text:span text:style-name="T2">.projectileImage) </text:span><text:span text:style-name="T5">and</text:span><text:span text:style-name="T2"> </text:span><text:span text:style-name="T5">not</text:span><text:span text:style-name="T2"> </text:span><text:span text:style-name="T5">self</text:span><text:span text:style-name="T2">.in_flight : </text:span><text:span text:style-name="T8"># Call the method to check if the projectile or target has hit the obstacle</text:span></text:p>
      <text:p text:style-name="P7">                        <text:span text:style-name="T5">self</text:span><text:span text:style-name="T2">.obstacleManager() </text:span><text:span text:style-name="T8"># Call the function to manage the obstacles</text:span></text:p>
      <text:p text:style-name="P10"/>
      <text:p text:style-name="P7">                <text:span text:style-name="T5">if</text:span><text:span text:style-name="T2"> </text:span><text:span text:style-name="T5">self</text:span><text:span text:style-name="T2">.projectile.x &lt; </text:span><text:span text:style-name="T12">0</text:span><text:span text:style-name="T2"> </text:span><text:span text:style-name="T5">or</text:span><text:span text:style-name="T2"> </text:span><text:span text:style-name="T5">self</text:span><text:span text:style-name="T2">.projectile.x &gt; </text:span><text:span text:style-name="T5">self</text:span><text:span text:style-name="T2">.SCREEN_WIDTH </text:span><text:span text:style-name="T5">or</text:span><text:span text:style-name="T2"> </text:span><text:span text:style-name="T5">self</text:span><text:span text:style-name="T2">.projectile.y &gt; </text:span><text:span text:style-name="T5">self</text:span><text:span text:style-name="T2">.SCREEN_HEIGHT </text:span><text:span text:style-name="T5">or</text:span><text:span text:style-name="T2"> </text:span><text:span text:style-name="T5">self</text:span><text:span text:style-name="T2">.projectile.x &lt; </text:span><text:span text:style-name="T12">0</text:span><text:span text:style-name="T2">:</text:span></text:p>
      <text:p text:style-name="P7">                    <text:span text:style-name="T2">pygame.mixer.Channel(</text:span><text:span text:style-name="T12">0</text:span><text:span text:style-name="T2">).play(pygame.mixer.Sound(</text:span><text:span text:style-name="T10">'assets\\error.mp3'</text:span><text:span text:style-name="T2">))</text:span></text:p>
      <text:p text:style-name="P7">                    <text:span text:style-name="T5">break</text:span></text:p>
      <text:p text:style-name="P10"/>
      <text:p text:style-name="P7">                <text:span text:style-name="T10">"""EVENT HANDLING"""</text:span></text:p>
      <text:p text:style-name="P7">                <text:span text:style-name="T5">for</text:span><text:span text:style-name="T2"> event </text:span><text:span text:style-name="T5">in</text:span><text:span text:style-name="T2"> pygame.event.get(): </text:span><text:span text:style-name="T8"># Get all the events that occur</text:span></text:p>
      <text:p text:style-name="P7">                    <text:span text:style-name="T5">if</text:span><text:span text:style-name="T2"> event.type == pygame.QUIT: </text:span><text:span text:style-name="T8"># If the user clicks the close button, end the game</text:span></text:p>
      <text:p text:style-name="P7">                        <text:span text:style-name="T5">self</text:span><text:span text:style-name="T2">.running = </text:span><text:span text:style-name="T5">False</text:span><text:span text:style-name="T2"> </text:span><text:span text:style-name="T8"># Set the boolean variable to False to indicate that the game is over</text:span></text:p>
      <text:p text:style-name="P7">                        <text:span text:style-name="T5">self</text:span><text:span text:style-name="T2">.game_over = </text:span><text:span text:style-name="T5">True</text:span><text:span text:style-name="T2"> </text:span><text:span text:style-name="T8"># Set the boolean variable to True to indicate that the game is over</text:span></text:p>
      <text:p text:style-name="P7">                        <text:span text:style-name="T5">break</text:span></text:p>
      <text:p text:style-name="P7">                    <text:span text:style-name="T5">if</text:span><text:span text:style-name="T2"> event.type == pygame.KEYDOWN: </text:span><text:span text:style-name="T8"># If the user presses a key</text:span></text:p>
      <text:p text:style-name="P7">                        <text:span text:style-name="T5">if</text:span><text:span text:style-name="T2"> event.key == pygame.K_l:</text:span></text:p>
      <text:p text:style-name="P7">                            <text:span text:style-name="T5">self</text:span><text:span text:style-name="T2">.game_over = </text:span><text:span text:style-name="T5">True</text:span></text:p>
      <text:p text:style-name="P7">                            <text:span text:style-name="T5">self</text:span><text:span text:style-name="T2">.levelManager(</text:span><text:span text:style-name="T5">True</text:span><text:span text:style-name="T2">)</text:span></text:p>
      <text:p text:style-name="P7">                    <text:span text:style-name="T5">elif</text:span><text:span text:style-name="T2"> event.type == pygame.MOUSEBUTTONDOWN: </text:span><text:span text:style-name="T8"># If the user clicks the mouse</text:span></text:p>
      <text:p text:style-name="P7">                        <text:span text:style-name="T5">if</text:span><text:span text:style-name="T2"> event.button == </text:span><text:span text:style-name="T12">1</text:span><text:span text:style-name="T2">: </text:span><text:span text:style-name="T8"># If the user clicks the left mouse button</text:span></text:p>
      <text:p text:style-name="P7">                            <text:span text:style-name="T5">if</text:span><text:span text:style-name="T2"> </text:span><text:span text:style-name="T5">not</text:span><text:span text:style-name="T2"> </text:span><text:span text:style-name="T5">self</text:span><text:span text:style-name="T2">.launched </text:span><text:span text:style-name="T5">and</text:span><text:span text:style-name="T2"> </text:span><text:span text:style-name="T5">not</text:span><text:span text:style-name="T2"> </text:span><text:span text:style-name="T5">self</text:span><text:span text:style-name="T2">.in_flight: </text:span><text:span text:style-name="T8"># If the projectile has not been launched and is not in flight</text:span></text:p>
      <text:p text:style-name="P7">                                <text:span text:style-name="T5">self</text:span><text:span text:style-name="T2">.launched = </text:span><text:span text:style-name="T5">True</text:span><text:span text:style-name="T2"> </text:span><text:span text:style-name="T8"># Set the boolean variable to True to indicate that the projectile has been launched</text:span></text:p>
      <text:p text:style-name="P7">                            <text:span text:style-name="T5">else</text:span><text:span text:style-name="T2">: </text:span><text:span text:style-name="T8"># If the projectile has been launched or is in flight</text:span></text:p>
      <text:p text:style-name="P7">                                <text:span text:style-name="T5">self</text:span><text:span text:style-name="T2">.game_over = </text:span><text:span text:style-name="T5">True</text:span><text:span text:style-name="T2"> </text:span><text:span text:style-name="T8"># Set the boolean variable to True to indicate that the game is over </text:span></text:p>
      <text:p text:style-name="P7">                                </text:p>
      <text:p text:style-name="P7">                <text:span text:style-name="T10">"""DRAW THE GAME STATE"""</text:span></text:p>
      <text:p text:style-name="P7">                <text:span text:style-name="T5">self</text:span><text:span text:style-name="T2">.screen.fill(</text:span><text:span text:style-name="T5">self</text:span><text:span text:style-name="T2">.bg_colour) </text:span><text:span text:style-name="T8"># Fill the screen with the background colour</text:span></text:p>
      <text:p text:style-name="P7">                <text:span text:style-name="T8">#draw background image</text:span></text:p>
      <text:p text:style-name="P7">                <text:span text:style-name="T8">#self.screen.blit(self.background, (0,0))</text:span></text:p>
      <text:p text:style-name="P7"><text:soft-page-break/>                <text:span text:style-name="T5">if</text:span><text:span text:style-name="T2"> </text:span><text:span text:style-name="T5">self</text:span><text:span text:style-name="T2">.in_flight:</text:span></text:p>
      <text:p text:style-name="P7">                    <text:span text:style-name="T5">self</text:span><text:span text:style-name="T2">.projectileImage.draw(</text:span><text:span text:style-name="T5">self</text:span><text:span text:style-name="T2">.screen, </text:span><text:span text:style-name="T5">self</text:span><text:span text:style-name="T2">.projectile.x, </text:span><text:span text:style-name="T5">self</text:span><text:span text:style-name="T2">.projectile.y) </text:span><text:span text:style-name="T8"># Draw the projectile on the screen</text:span></text:p>
      <text:p text:style-name="P7">                <text:span text:style-name="T5">self</text:span><text:span text:style-name="T2">.cannon.draw(</text:span><text:span text:style-name="T5">self</text:span><text:span text:style-name="T2">.screen) </text:span><text:span text:style-name="T8"># Draw the cannon on the screen</text:span></text:p>
      <text:p text:style-name="P7">                <text:span text:style-name="T5">self</text:span><text:span text:style-name="T2">.target.draw(</text:span><text:span text:style-name="T5">self</text:span><text:span text:style-name="T2">.screen) </text:span><text:span text:style-name="T8"># Draw the target on the screen</text:span></text:p>
      <text:p text:style-name="P7">                <text:span text:style-name="T5">for</text:span><text:span text:style-name="T2"> i </text:span><text:span text:style-name="T5">in</text:span><text:span text:style-name="T2"> range(len(</text:span><text:span text:style-name="T5">self</text:span><text:span text:style-name="T2">.obstacleList)): </text:span><text:span text:style-name="T8"># Loop through the list of obstacles</text:span></text:p>
      <text:p text:style-name="P7">                    <text:span text:style-name="T5">self</text:span><text:span text:style-name="T2">.obstacleList[i].draw(</text:span><text:span text:style-name="T5">self</text:span><text:span text:style-name="T2">.screen) </text:span><text:span text:style-name="T8"># Draw the obstacle on the screen</text:span></text:p>
      <text:p text:style-name="P10"/>
      <text:p text:style-name="P7">                <text:span text:style-name="T5">self</text:span><text:span text:style-name="T2">.windArrow.draw_rotate(</text:span><text:span text:style-name="T5">self</text:span><text:span text:style-name="T2">.projectile.wind_angle, </text:span><text:span text:style-name="T5">self</text:span><text:span text:style-name="T2">.screen) </text:span><text:span text:style-name="T8"># Draw the wind arrow on the screen</text:span></text:p>
      <text:p text:style-name="P10"/>
      <text:p text:style-name="P7">                <text:span text:style-name="T5">if</text:span><text:span text:style-name="T2"> len(</text:span><text:span text:style-name="T5">self</text:span><text:span text:style-name="T2">.projectile.trajectory) &gt; </text:span><text:span text:style-name="T12">1</text:span><text:span text:style-name="T2">: </text:span><text:span text:style-name="T8"># If the projectile has a trajectory</text:span></text:p>
      <text:p text:style-name="P7">                    <text:span text:style-name="T2">pygame.draw.lines(</text:span><text:span text:style-name="T5">self</text:span><text:span text:style-name="T2">.screen, </text:span><text:span text:style-name="T5">self</text:span><text:span text:style-name="T2">.projectileImage.projectile_colour, </text:span><text:span text:style-name="T5">False</text:span><text:span text:style-name="T2">, </text:span><text:span text:style-name="T5">self</text:span><text:span text:style-name="T2">.projectile.trajectory[-</text:span><text:span text:style-name="T12">1000</text:span><text:span text:style-name="T2">:], </text:span><text:span text:style-name="T12">1</text:span><text:span text:style-name="T2">) </text:span><text:span text:style-name="T8"># Draw the trajectory of the projectile on the screen</text:span></text:p>
      <text:p text:style-name="P10"/>
      <text:p text:style-name="P7">                <text:span text:style-name="T2">font = pygame.font.SysFont(</text:span><text:span text:style-name="T10">"consolas"</text:span><text:span text:style-name="T2">, </text:span><text:span text:style-name="T12">20</text:span><text:span text:style-name="T2">) </text:span><text:span text:style-name="T8"># Set the font and size of the text that will be displayed on the screen</text:span></text:p>
      <text:p text:style-name="P7">                <text:span text:style-name="T2">text = font.render(</text:span><text:span text:style-name="T5">f</text:span><text:span text:style-name="T10">"Cannon Velocity: </text:span><text:span text:style-name="T2">{round(</text:span><text:span text:style-name="T5">self</text:span><text:span text:style-name="T2">.projectile.vx, </text:span><text:span text:style-name="T12">2</text:span><text:span text:style-name="T2">)}</text:span><text:span text:style-name="T10">, </text:span><text:span text:style-name="T2">{round(</text:span><text:span text:style-name="T5">self</text:span><text:span text:style-name="T2">.projectile.vy, </text:span><text:span text:style-name="T12">2</text:span><text:span text:style-name="T2">)}</text:span><text:span text:style-name="T10"> Wind Speed: </text:span><text:span text:style-name="T2">{round(</text:span><text:span text:style-name="T5">self</text:span><text:span text:style-name="T2">.projectile.wind_speed,</text:span><text:span text:style-name="T12">4</text:span><text:span text:style-name="T2">)}</text:span><text:span text:style-name="T10">m/s"</text:span><text:span text:style-name="T2">, </text:span><text:span text:style-name="T5">True</text:span><text:span text:style-name="T2">,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) </text:span><text:span text:style-name="T8"># Write the x-velocity and y-velocity of the cannon on the screen and round the values to 2 decimal places. Text is white</text:span></text:p>
      <text:p text:style-name="P7">                <text:span text:style-name="T5">self</text:span><text:span text:style-name="T2">.screen.blit(text, (</text:span><text:span text:style-name="T12">10</text:span><text:span text:style-name="T2">, </text:span><text:span text:style-name="T12">10</text:span><text:span text:style-name="T2">)) </text:span><text:span text:style-name="T8"># Draw the text on the screen</text:span></text:p>
      <text:p text:style-name="P7">                <text:span text:style-name="T2">text = font.render(</text:span><text:span text:style-name="T5">f</text:span><text:span text:style-name="T10">"Drag Coefficient: "</text:span><text:span text:style-name="T2"> + str(</text:span><text:span text:style-name="T5">self</text:span><text:span text:style-name="T2">.projectile_Cd) + </text:span><text:span text:style-name="T10">", Mass: "</text:span><text:span text:style-name="T2"> + str(</text:span><text:span text:style-name="T5">self</text:span><text:span text:style-name="T2">.projectile_m) + </text:span><text:span text:style-name="T10">"Kg, Air Resistance: "</text:span><text:span text:style-name="T2"> + str(</text:span><text:span text:style-name="T5">self</text:span><text:span text:style-name="T2">.B2), </text:span><text:span text:style-name="T5">True</text:span><text:span text:style-name="T2">,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) </text:span><text:span text:style-name="T8"># Write the drag coefficient, mass, and air resistance of the projectile on the screen. Text is white</text:span></text:p>
      <text:p text:style-name="P7">                <text:span text:style-name="T5">self</text:span><text:span text:style-name="T2">.screen.blit(text, (</text:span><text:span text:style-name="T12">10</text:span><text:span text:style-name="T2">, </text:span><text:span text:style-name="T12">30</text:span><text:span text:style-name="T2">)) </text:span><text:span text:style-name="T8"># Draw the text on the screen</text:span></text:p>
      <text:p text:style-name="P7">                <text:span text:style-name="T2">text = font.render(</text:span><text:span text:style-name="T5">f</text:span><text:span text:style-name="T10">"Bounces: </text:span><text:span text:style-name="T2">{</text:span><text:span text:style-name="T5">self</text:span><text:span text:style-name="T2">.bounceCounter}</text:span><text:span text:style-name="T10">"</text:span><text:span text:style-name="T2">, </text:span><text:span text:style-name="T5">True</text:span><text:span text:style-name="T2">, (</text:span><text:span text:style-name="T12">255</text:span><text:span text:style-name="T2">, </text:span><text:span text:style-name="T12">255</text:span><text:span text:style-name="T2">, </text:span><text:span text:style-name="T12">255</text:span><text:span text:style-name="T2">)) </text:span><text:span text:style-name="T8"># Write the wind angle on the screen and round the value to 4 decimal places. Text is white</text:span></text:p>
      <text:p text:style-name="P7">                <text:span text:style-name="T5">self</text:span><text:span text:style-name="T2">.screen.blit(text, (</text:span><text:span text:style-name="T12">10</text:span><text:span text:style-name="T2">, </text:span><text:span text:style-name="T12">50</text:span><text:span text:style-name="T2">)) </text:span><text:span text:style-name="T8"># Draw the text on the screen</text:span></text:p>
      <text:p text:style-name="P10"/>
      <text:p text:style-name="P7">                <text:span text:style-name="T2">pygame.display.flip() </text:span><text:span text:style-name="T8"># Update the screen</text:span></text:p>
      <text:p text:style-name="P10"/>
      <text:p text:style-name="P7">        <text:span text:style-name="T2">pygame.quit() </text:span><text:span text:style-name="T8"># Quit the game</text:span></text:p>
      <text:p text:style-name="P10"/>
      <text:p text:style-name="P5">game = Game() <text:span text:style-name="T6"># Create an instance of the Game class</text:span></text:p>
      <text:p text:style-name="P5">game.run()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impact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8T13:54:51.098000000</dc:date>
    <meta:editing-duration>PT5M40S</meta:editing-duration>
    <meta:editing-cycles>1</meta:editing-cycles>
    <meta:document-statistic meta:table-count="0" meta:image-count="0" meta:object-count="0" meta:page-count="15" meta:paragraph-count="486" meta:word-count="3766" meta:character-count="29700" meta:non-whitespace-character-count="21738"/>
    <meta:generator>LibreOffice/7.4.1.2$Windows_X86_64 LibreOffice_project/3c58a8f3a960df8bc8fd77b461821e42c061c5f0</meta:generator>
  </office:meta>
</office:document-meta>
</file>